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3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2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8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4">
      <style:table-cell-properties style:vertical-align="middle"/>
    </style:style>
    <style:style style:name="ce51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0">
      <style:table-cell-properties style:vertical-align="middle"/>
    </style:style>
    <style:style style:name="ce5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/>
    </style:style>
    <style:style style:name="ce58" style:family="table-cell" style:parent-style-name="Default" style:data-style-name="N0">
      <style:table-cell-properties style:vertical-align="automatic"/>
    </style:style>
    <style:style style:name="ce59" style:family="table-cell" style:parent-style-name="Default" style:data-style-name="N54">
      <style:table-cell-properties style:vertical-align="automatic"/>
    </style:style>
    <style:style style:name="ce6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61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62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67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68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69" style:family="table-cell" style:parent-style-name="_21315__20998__20301__91_0_93__32_4" style:data-style-name="N59">
      <style:table-cell-properties fo:border-top="thin solid #000000" fo:border-bottom="none" fo:border-left="none" fo:border-right="none" style:vertical-align="middle" fo:background-color="transparent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71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2" style:family="table-cell" style:parent-style-name="_21315__20998__20301__91_0_93__32_4" style:data-style-name="N6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3" style:family="table-cell" style:parent-style-name="_21315__20998__20301__91_0_93__32_4" style:data-style-name="N59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4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5" style:family="table-cell" style:parent-style-name="_21315__20998__20301__91_0_93__32_4" style:data-style-name="N61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6" style:family="table-cell" style:parent-style-name="_21315__20998__20301__91_0_93__32_4" style:data-style-name="N58">
      <style:table-cell-properties fo:border-top="none" fo:border-bottom="thin solid #000000" fo:border-left="thin solid #000000" fo:border-right="none" style:vertical-align="middle" fo:background-color="transparent"/>
    </style:style>
    <style:style style:name="ce7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0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8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/>
    <style:style style:name="ce89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90" style:family="table-cell" style:parent-style-name="Default" style:data-style-name="N0">
      <style:table-cell-properties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_19968__33324__32_4" style:data-style-name="N6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_21315__20998__20301__32_2" style:data-style-name="N6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32_2" style:data-style-name="N6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Default" style:data-style-name="N6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8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11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4" style:family="table-cell" style:parent-style-name="Default" style:data-style-name="N62">
      <style:text-properties style:font-name="Times New Roman" style:font-name-asian="Times New Roman" style:font-name-complex="Times New Roman"/>
    </style:style>
    <style:style style:name="ce115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_21315__20998__20301__91_0_93__96-09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_21315__20998__20301__91_0_93__96-09" style:data-style-name="N6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0" style:family="table-cell" style:parent-style-name="_21315__20998__20301__32_2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6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21315__20998__20301__32_2" style:data-style-name="N6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24" style:family="table-cell" style:parent-style-name="_21315__20998__20301__91_0_93__96-09" style:data-style-name="N6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2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6.15pt" style:use-optimal-row-height="false" fo:break-before="auto"/>
    </style:style>
    <style:style style:name="ro8" style:family="table-row">
      <style:table-row-properties style:row-height="17.45pt" style:use-optimal-row-height="false" fo:break-before="auto"/>
    </style:style>
    <style:style style:name="ro9" style:family="table-row">
      <style:table-row-properties style:row-height="34.9pt" style:use-optimal-row-height="false" fo:break-before="auto"/>
    </style:style>
    <style:style style:name="ro10" style:family="table-row">
      <style:table-row-properties style:row-height="33pt" style:use-optimal-row-height="false" fo:break-before="auto"/>
    </style:style>
    <style:style style:name="ro11" style:family="table-row">
      <style:table-row-properties style:row-height="19.9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1.4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22.9pt" style:use-optimal-row-height="false" fo:break-before="auto"/>
    </style:style>
    <style:style style:name="ro18" style:family="table-row">
      <style:table-row-properties style:row-height="25.9pt" style:use-optimal-row-height="false" fo:break-before="auto"/>
    </style:style>
    <style:style style:name="ro19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02性比例等-年月別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3" table:default-cell-style-name="ce17"/>
        <table:table-column table:style-name="co6" table:default-cell-style-name="ce17"/>
        <table:table-column table:style-name="co7" table:default-cell-style-name="ce17"/>
        <table:table-column table:style-name="co1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6370" table:default-cell-style-name="ce17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4"/>
        </table:table-row>
        <table:table-row table:style-name="ro2">
          <table:table-cell table:style-name="ce5"/>
          <table:table-cell table:number-columns-repeated="9" table:style-name="ce6"/>
          <table:table-cell office:value-type="string" table:style-name="ce7">
            <text:p><text:s text:c="10"/>單位：平方公里；個；戶；人</text:p>
          </table:table-cell>
          <table:table-cell table:style-name="ce8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7">
            <text:p><text:s/>年<text:s/>月 底 別</text:p>
          </table:table-cell>
          <table:table-cell office:value-type="string" table:style-name="ce10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1">
            <text:p>鄉鎮</text:p>
          </table:table-cell>
          <table:table-cell office:value-type="string" table:number-columns-spanned="1" table:number-rows-spanned="2" table:style-name="ce128">
            <text:p>村里數</text:p>
          </table:table-cell>
          <table:table-cell office:value-type="string" table:number-columns-spanned="1" table:number-rows-spanned="2" table:style-name="ce128">
            <text:p>鄰<text:span text:style-name="T3"><text:s text:c="2"/></text:span>數</text:p>
          </table:table-cell>
          <table:table-cell office:value-type="string" table:number-columns-spanned="1" table:number-rows-spanned="2" table:style-name="ce128">
            <text:p>戶<text:span text:style-name="T3"><text:s text:c="2"/></text:span>數</text:p>
          </table:table-cell>
          <table:table-cell office:value-type="string" table:number-columns-spanned="3" table:number-rows-spanned="1" table:style-name="ce128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9">
            <text:p>( 平方公里 )</text:p>
          </table:table-cell>
          <table:table-cell office:value-type="string" table:style-name="ce20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25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6">
            <text:p>87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55" table:style-name="ce28">
            <text:p><text:s text:c="3"/>7,755</text:p>
          </table:table-cell>
          <table:table-cell office:value-type="float" office:value="143104" table:style-name="ce28">
            <text:p><text:s text:c="3"/>143,104</text:p>
          </table:table-cell>
          <table:table-cell office:value-type="float" office:value="6369768" table:style-name="ce29">
            <text:p><text:s text:c="3"/>6,369,768</text:p>
          </table:table-cell>
          <table:table-cell office:value-type="float" office:value="21928591" table:style-name="ce29">
            <text:p><text:s text:c="3"/>21,928,591</text:p>
          </table:table-cell>
          <table:table-cell office:value-type="float" office:value="11243408" table:style-name="ce28">
            <text:p><text:s text:c="3"/>11,243,408</text:p>
          </table:table-cell>
          <table:table-cell office:value-type="float" office:value="10685183" table:style-name="ce30">
            <text:p><text:s text:c="3"/>10,685,183</text:p>
          </table:table-cell>
          <table:table-cell office:value-type="float" office:value="105.22" table:style-name="ce31">
            <text:p><text:s text:c="3"/>105.22</text:p>
          </table:table-cell>
          <table:table-cell office:value-type="float" office:value="605.96" table:style-name="ce31">
            <text:p><text:s text:c="3"/>605.96</text:p>
          </table:table-cell>
          <table:table-cell office:value-type="float" office:value="3.44" table:style-name="ce32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8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5" table:style-name="ce33">
            <text:p><text:s text:c="3"/>7,755</text:p>
          </table:table-cell>
          <table:table-cell office:value-type="float" office:value="143471" table:style-name="ce33">
            <text:p><text:s text:c="3"/>143,471</text:p>
          </table:table-cell>
          <table:table-cell office:value-type="float" office:value="6532466" table:style-name="ce34">
            <text:p><text:s text:c="3"/>6,532,466</text:p>
          </table:table-cell>
          <table:table-cell office:value-type="float" office:value="22092387" table:style-name="ce29">
            <text:p><text:s text:c="3"/>22,092,387</text:p>
          </table:table-cell>
          <table:table-cell office:value-type="float" office:value="11312728" table:style-name="ce35">
            <text:p><text:s text:c="3"/>11,312,728</text:p>
          </table:table-cell>
          <table:table-cell office:value-type="float" office:value="10779659" table:style-name="ce36">
            <text:p><text:s text:c="3"/>10,779,659</text:p>
          </table:table-cell>
          <table:table-cell office:value-type="float" office:value="104.95" table:style-name="ce31">
            <text:p><text:s text:c="3"/>104.95</text:p>
          </table:table-cell>
          <table:table-cell office:value-type="float" office:value="610.49" table:style-name="ce31">
            <text:p><text:s text:c="3"/>610.49</text:p>
          </table:table-cell>
          <table:table-cell office:value-type="float" office:value="3.38" table:style-name="ce32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9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6" table:style-name="ce33">
            <text:p><text:s text:c="3"/>7,756</text:p>
          </table:table-cell>
          <table:table-cell office:value-type="float" office:value="144112" table:style-name="ce33">
            <text:p><text:s text:c="3"/>144,112</text:p>
          </table:table-cell>
          <table:table-cell office:value-type="float" office:value="6681685" table:style-name="ce36">
            <text:p><text:s text:c="3"/>6,681,685</text:p>
          </table:table-cell>
          <table:table-cell office:value-type="float" office:value="22276672" table:style-name="ce29">
            <text:p><text:s text:c="3"/>22,276,672</text:p>
          </table:table-cell>
          <table:table-cell office:value-type="float" office:value="11392050" table:style-name="ce35">
            <text:p><text:s text:c="3"/>11,392,050</text:p>
          </table:table-cell>
          <table:table-cell office:value-type="float" office:value="10884622" table:style-name="ce36">
            <text:p><text:s text:c="3"/>10,884,622</text:p>
          </table:table-cell>
          <table:table-cell office:value-type="float" office:value="104.66" table:style-name="ce31">
            <text:p><text:s text:c="3"/>104.66</text:p>
          </table:table-cell>
          <table:table-cell office:value-type="float" office:value="615.58000000000004" table:style-name="ce31">
            <text:p><text:s text:c="3"/>615.58</text:p>
          </table:table-cell>
          <table:table-cell office:value-type="float" office:value="3.33" table:style-name="ce32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0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75" table:style-name="ce28">
            <text:p><text:s text:c="3"/>7,775</text:p>
          </table:table-cell>
          <table:table-cell office:value-type="float" office:value="145196" table:style-name="ce30">
            <text:p><text:s text:c="3"/>145,196</text:p>
          </table:table-cell>
          <table:table-cell office:value-type="float" office:value="6802281" table:style-name="ce28">
            <text:p><text:s text:c="3"/>6,802,281</text:p>
          </table:table-cell>
          <table:table-cell office:value-type="float" office:value="22405568" table:style-name="ce29">
            <text:p><text:s text:c="3"/>22,405,568</text:p>
          </table:table-cell>
          <table:table-cell office:value-type="float" office:value="11441651" table:style-name="ce28">
            <text:p><text:s text:c="3"/>11,441,651</text:p>
          </table:table-cell>
          <table:table-cell office:value-type="float" office:value="10963917" table:style-name="ce30">
            <text:p><text:s text:c="3"/>10,963,917</text:p>
          </table:table-cell>
          <table:table-cell office:value-type="float" office:value="104.36" table:style-name="ce31">
            <text:p><text:s text:c="3"/>104.36</text:p>
          </table:table-cell>
          <table:table-cell office:value-type="float" office:value="619.14" table:style-name="ce31">
            <text:p><text:s text:c="3"/>619.14</text:p>
          </table:table-cell>
          <table:table-cell office:value-type="float" office:value="3.29" table:style-name="ce32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1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809" table:style-name="ce28">
            <text:p><text:s text:c="3"/>7,809</text:p>
          </table:table-cell>
          <table:table-cell office:value-type="float" office:value="146266" table:style-name="ce30">
            <text:p><text:s text:c="3"/>146,266</text:p>
          </table:table-cell>
          <table:table-cell office:value-type="float" office:value="6925019" table:style-name="ce28">
            <text:p><text:s text:c="3"/>6,925,019</text:p>
          </table:table-cell>
          <table:table-cell office:value-type="float" office:value="22520776" table:style-name="ce29">
            <text:p><text:s text:c="3"/>22,520,776</text:p>
          </table:table-cell>
          <table:table-cell office:value-type="float" office:value="11485409" table:style-name="ce28">
            <text:p><text:s text:c="3"/>11,485,409</text:p>
          </table:table-cell>
          <table:table-cell office:value-type="float" office:value="11035367" table:style-name="ce30">
            <text:p><text:s text:c="3"/>11,035,367</text:p>
          </table:table-cell>
          <table:table-cell office:value-type="float" office:value="104.08" table:style-name="ce31">
            <text:p><text:s text:c="3"/>104.08</text:p>
          </table:table-cell>
          <table:table-cell office:value-type="float" office:value="622.33000000000004" table:style-name="ce31">
            <text:p><text:s text:c="3"/>622.33</text:p>
          </table:table-cell>
          <table:table-cell office:value-type="float" office:value="3.25" table:style-name="ce32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37">
            <text:p>92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9" table:style-name="ce39">
            <text:p><text:s text:c="3"/>369</text:p>
          </table:table-cell>
          <table:table-cell office:value-type="float" office:value="7809" table:style-name="ce39">
            <text:p><text:s text:c="3"/>7,809</text:p>
          </table:table-cell>
          <table:table-cell office:value-type="float" office:value="145971" table:style-name="ce39">
            <text:p><text:s text:c="3"/>145,971</text:p>
          </table:table-cell>
          <table:table-cell office:value-type="float" office:value="7047168" table:style-name="ce39">
            <text:p><text:s text:c="3"/>7,047,168</text:p>
          </table:table-cell>
          <table:table-cell office:value-type="float" office:value="22604550" table:style-name="ce39">
            <text:p><text:s text:c="3"/>22,604,550</text:p>
          </table:table-cell>
          <table:table-cell office:value-type="float" office:value="11515062" table:style-name="ce39">
            <text:p><text:s text:c="3"/>11,515,062</text:p>
          </table:table-cell>
          <table:table-cell office:value-type="float" office:value="11089488" table:style-name="ce39">
            <text:p><text:s text:c="3"/>11,089,488</text:p>
          </table:table-cell>
          <table:table-cell office:value-type="float" office:value="103.84" table:style-name="ce40">
            <text:p><text:s text:c="3"/>103.84</text:p>
          </table:table-cell>
          <table:table-cell office:value-type="float" office:value="624.64" table:style-name="ce40">
            <text:p><text:s text:c="3"/>624.64</text:p>
          </table:table-cell>
          <table:table-cell office:value-type="float" office:value="3.21" table:style-name="ce41">
            <text:p><text:s text:c="3"/>3.2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3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10" table:style-name="ce43">
            <text:p><text:s text:c="3"/>7,810</text:p>
          </table:table-cell>
          <table:table-cell office:value-type="float" office:value="146225" table:style-name="ce43">
            <text:p><text:s text:c="3"/>146,225</text:p>
          </table:table-cell>
          <table:table-cell office:value-type="float" office:value="7179943" table:style-name="ce43">
            <text:p><text:s text:c="3"/>7,179,943</text:p>
          </table:table-cell>
          <table:table-cell office:value-type="float" office:value="22689122" table:style-name="ce43">
            <text:p><text:s text:c="3"/>22,689,122</text:p>
          </table:table-cell>
          <table:table-cell office:value-type="float" office:value="11541585" table:style-name="ce43">
            <text:p><text:s text:c="3"/>11,541,585</text:p>
          </table:table-cell>
          <table:table-cell office:value-type="float" office:value="11147537" table:style-name="ce43">
            <text:p><text:s text:c="3"/>11,147,537</text:p>
          </table:table-cell>
          <table:table-cell office:value-type="float" office:value="103.53" table:style-name="ce40">
            <text:p><text:s text:c="3"/>103.53</text:p>
          </table:table-cell>
          <table:table-cell office:value-type="float" office:value="626.98" table:style-name="ce40">
            <text:p><text:s text:c="3"/>626.98</text:p>
          </table:table-cell>
          <table:table-cell office:value-type="float" office:value="3.16" table:style-name="ce44">
            <text:p><text:s text:c="3"/>3.1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4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3" table:style-name="ce39">
            <text:p><text:s text:c="3"/>7,833</text:p>
          </table:table-cell>
          <table:table-cell office:value-type="float" office:value="146967" table:style-name="ce39">
            <text:p><text:s text:c="3"/>146,967</text:p>
          </table:table-cell>
          <table:table-cell office:value-type="float" office:value="7292879" table:style-name="ce39">
            <text:p><text:s text:c="3"/>7,292,879</text:p>
          </table:table-cell>
          <table:table-cell office:value-type="float" office:value="22770383" table:style-name="ce43">
            <text:p><text:s text:c="3"/>22,770,383</text:p>
          </table:table-cell>
          <table:table-cell office:value-type="float" office:value="11562440" table:style-name="ce39">
            <text:p><text:s text:c="3"/>11,562,440</text:p>
          </table:table-cell>
          <table:table-cell office:value-type="float" office:value="11207943" table:style-name="ce39">
            <text:p><text:s text:c="3"/>11,207,943</text:p>
          </table:table-cell>
          <table:table-cell office:value-type="float" office:value="103.16" table:style-name="ce40">
            <text:p><text:s text:c="3"/>103.16</text:p>
          </table:table-cell>
          <table:table-cell office:value-type="float" office:value="629.22" table:style-name="ce40">
            <text:p><text:s text:c="3"/>629.22</text:p>
          </table:table-cell>
          <table:table-cell office:value-type="float" office:value="3.12" table:style-name="ce44">
            <text:p><text:s text:c="3"/>3.1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5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8" table:style-name="ce39">
            <text:p><text:s text:c="3"/>7,828</text:p>
          </table:table-cell>
          <table:table-cell office:value-type="float" office:value="147134" table:style-name="ce39">
            <text:p><text:s text:c="3"/>147,134</text:p>
          </table:table-cell>
          <table:table-cell office:value-type="float" office:value="7394758" table:style-name="ce39">
            <text:p><text:s text:c="3"/>7,394,758</text:p>
          </table:table-cell>
          <table:table-cell office:value-type="float" office:value="22876527" table:style-name="ce43">
            <text:p><text:s text:c="3"/>22,876,527</text:p>
          </table:table-cell>
          <table:table-cell office:value-type="float" office:value="11591707" table:style-name="ce39">
            <text:p><text:s text:c="3"/>11,591,707</text:p>
          </table:table-cell>
          <table:table-cell office:value-type="float" office:value="11284820" table:style-name="ce39">
            <text:p><text:s text:c="3"/>11,284,820</text:p>
          </table:table-cell>
          <table:table-cell office:value-type="float" office:value="102.72" table:style-name="ce40">
            <text:p><text:s text:c="3"/>102.72</text:p>
          </table:table-cell>
          <table:table-cell office:value-type="float" office:value="632.16" table:style-name="ce40">
            <text:p><text:s text:c="3"/>632.16</text:p>
          </table:table-cell>
          <table:table-cell office:value-type="float" office:value="3.09" table:style-name="ce41">
            <text:p><text:s text:c="3"/>3.09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6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6" table:style-name="ce39">
            <text:p><text:s text:c="3"/>7,826</text:p>
          </table:table-cell>
          <table:table-cell office:value-type="float" office:value="147342" table:style-name="ce39">
            <text:p><text:s text:c="3"/>147,342</text:p>
          </table:table-cell>
          <table:table-cell office:value-type="float" office:value="7512449" table:style-name="ce39">
            <text:p><text:s text:c="3"/>7,512,449</text:p>
          </table:table-cell>
          <table:table-cell office:value-type="float" office:value="22958360" table:style-name="ce43">
            <text:p><text:s text:c="3"/>22,958,360</text:p>
          </table:table-cell>
          <table:table-cell office:value-type="float" office:value="11608767" table:style-name="ce39">
            <text:p><text:s text:c="3"/>11,608,767</text:p>
          </table:table-cell>
          <table:table-cell office:value-type="float" office:value="11349593" table:style-name="ce39">
            <text:p><text:s text:c="3"/>11,349,593</text:p>
          </table:table-cell>
          <table:table-cell office:value-type="float" office:value="102.28" table:style-name="ce40">
            <text:p><text:s text:c="3"/>102.28</text:p>
          </table:table-cell>
          <table:table-cell office:value-type="float" office:value="634.39" table:style-name="ce40">
            <text:p><text:s text:c="3"/>634.39</text:p>
          </table:table-cell>
          <table:table-cell office:value-type="float" office:value="3.06" table:style-name="ce41">
            <text:p><text:s text:c="3"/>3.0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7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7" table:style-name="ce39">
            <text:p><text:s text:c="3"/>7,827</text:p>
          </table:table-cell>
          <table:table-cell office:value-type="float" office:value="147591" table:style-name="ce39">
            <text:p><text:s text:c="3"/>147,591</text:p>
          </table:table-cell>
          <table:table-cell office:value-type="float" office:value="7655772" table:style-name="ce39">
            <text:p><text:s text:c="3"/>7,655,772</text:p>
          </table:table-cell>
          <table:table-cell office:value-type="float" office:value="23037031" table:style-name="ce43">
            <text:p><text:s text:c="3"/>23,037,031</text:p>
          </table:table-cell>
          <table:table-cell office:value-type="float" office:value="11626351" table:style-name="ce39">
            <text:p><text:s text:c="3"/>11,626,351</text:p>
          </table:table-cell>
          <table:table-cell office:value-type="float" office:value="11410680" table:style-name="ce39">
            <text:p><text:s text:c="3"/>11,410,680</text:p>
          </table:table-cell>
          <table:table-cell office:value-type="float" office:value="101.89" table:style-name="ce40">
            <text:p><text:s text:c="3"/>101.89</text:p>
          </table:table-cell>
          <table:table-cell office:value-type="float" office:value="636.57000000000005" table:style-name="ce40">
            <text:p><text:s text:c="3"/>636.57</text:p>
          </table:table-cell>
          <table:table-cell office:value-type="float" office:value="3.01" table:style-name="ce41">
            <text:p><text:s text:c="3"/>3.0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8 年</text:p>
          </table:table-cell>
          <table:table-cell office:value-type="float" office:value="36191.466699999997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4" table:style-name="ce39">
            <text:p><text:s text:c="3"/>7,834</text:p>
          </table:table-cell>
          <table:table-cell office:value-type="float" office:value="147863" table:style-name="ce39">
            <text:p><text:s text:c="3"/>147,863</text:p>
          </table:table-cell>
          <table:table-cell office:value-type="float" office:value="7805834" table:style-name="ce39">
            <text:p><text:s text:c="3"/>7,805,834</text:p>
          </table:table-cell>
          <table:table-cell office:value-type="float" office:value="23119772" table:style-name="ce43">
            <text:p><text:s text:c="3"/>23,119,772</text:p>
          </table:table-cell>
          <table:table-cell office:value-type="float" office:value="11636734" table:style-name="ce39">
            <text:p><text:s text:c="3"/>11,636,734</text:p>
          </table:table-cell>
          <table:table-cell office:value-type="float" office:value="11483038" table:style-name="ce39">
            <text:p><text:s text:c="3"/>11,483,038</text:p>
          </table:table-cell>
          <table:table-cell office:value-type="float" office:value="101.34" table:style-name="ce40">
            <text:p><text:s text:c="3"/>101.34</text:p>
          </table:table-cell>
          <table:table-cell office:value-type="float" office:value="638.82000000000005" table:style-name="ce40">
            <text:p><text:s text:c="3"/>638.82</text:p>
          </table:table-cell>
          <table:table-cell office:value-type="float" office:value="2.96" table:style-name="ce41">
            <text:p><text:s text:c="3"/>2.9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9 年</text:p>
          </table:table-cell>
          <table:table-cell office:value-type="float" office:value="36191.466700000012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5" table:style-name="ce39">
            <text:p><text:s text:c="3"/>7,835</text:p>
          </table:table-cell>
          <table:table-cell office:value-type="float" office:value="147877" table:style-name="ce39">
            <text:p><text:s text:c="3"/>147,877</text:p>
          </table:table-cell>
          <table:table-cell office:value-type="float" office:value="7937024" table:style-name="ce39">
            <text:p><text:s text:c="3"/>7,937,024</text:p>
          </table:table-cell>
          <table:table-cell office:value-type="float" office:value="23162123" table:style-name="ce43">
            <text:p><text:s text:c="3"/>23,162,123</text:p>
          </table:table-cell>
          <table:table-cell office:value-type="float" office:value="11635225" table:style-name="ce39">
            <text:p><text:s text:c="3"/>11,635,225</text:p>
          </table:table-cell>
          <table:table-cell office:value-type="float" office:value="11526898" table:style-name="ce39">
            <text:p><text:s text:c="3"/>11,526,898</text:p>
          </table:table-cell>
          <table:table-cell office:value-type="float" office:value="100.94" table:style-name="ce40">
            <text:p><text:s text:c="3"/>100.94</text:p>
          </table:table-cell>
          <table:table-cell office:value-type="float" office:value="639.99" table:style-name="ce40">
            <text:p><text:s text:c="3"/>639.99</text:p>
          </table:table-cell>
          <table:table-cell office:value-type="float" office:value="2.92" table:style-name="ce41">
            <text:p><text:s text:c="3"/>2.9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0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7828" table:style-name="ce28">
            <text:p><text:s text:c="3"/>147,828</text:p>
          </table:table-cell>
          <table:table-cell office:value-type="float" office:value="8057761" table:style-name="ce28">
            <text:p><text:s text:c="3"/>8,057,761</text:p>
          </table:table-cell>
          <table:table-cell office:value-type="float" office:value="23224912" table:style-name="ce29">
            <text:p><text:s text:c="3"/>23,224,912</text:p>
          </table:table-cell>
          <table:table-cell office:value-type="float" office:value="11645674" table:style-name="ce28">
            <text:p><text:s text:c="3"/>11,645,674</text:p>
          </table:table-cell>
          <table:table-cell office:value-type="float" office:value="11579238" table:style-name="ce28">
            <text:p><text:s text:c="3"/>11,579,238</text:p>
          </table:table-cell>
          <table:table-cell office:value-type="float" office:value="100.57" table:style-name="ce47">
            <text:p><text:s text:c="3"/>100.57</text:p>
          </table:table-cell>
          <table:table-cell office:value-type="float" office:value="641.70000000000005" table:style-name="ce47">
            <text:p><text:s text:c="3"/>641.70</text:p>
          </table:table-cell>
          <table:table-cell office:value-type="float" office:value="2.88" table:style-name="ce48">
            <text:p><text:s text:c="3"/>2.88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1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8358" table:style-name="ce28">
            <text:p><text:s text:c="3"/>148,358</text:p>
          </table:table-cell>
          <table:table-cell office:value-type="float" office:value="8186432" table:style-name="ce28">
            <text:p><text:s text:c="3"/>8,186,432</text:p>
          </table:table-cell>
          <table:table-cell office:value-type="float" office:value="23315822" table:style-name="ce29">
            <text:p><text:s text:c="3"/>23,315,822</text:p>
          </table:table-cell>
          <table:table-cell office:value-type="float" office:value="11673319" table:style-name="ce28">
            <text:p><text:s text:c="3"/>11,673,319</text:p>
          </table:table-cell>
          <table:table-cell office:value-type="float" office:value="11642503" table:style-name="ce28">
            <text:p><text:s text:c="3"/>11,642,503</text:p>
          </table:table-cell>
          <table:table-cell office:value-type="float" office:value="100.26" table:style-name="ce49">
            <text:p><text:s text:c="3"/>100.26</text:p>
          </table:table-cell>
          <table:table-cell office:value-type="float" office:value="644.21" table:style-name="ce49">
            <text:p><text:s text:c="3"/>644.21</text:p>
          </table:table-cell>
          <table:table-cell office:value-type="float" office:value="2.85" table:style-name="ce48">
            <text:p><text:s text:c="3"/>2.85</text:p>
          </table:table-cell>
          <table:table-cell table:style-name="ce50"/>
          <table:table-cell table:number-columns-repeated="16371" table:style-name="ce42"/>
        </table:table-row>
        <table:table-row table:style-name="ro5">
          <table:table-cell office:value-type="string" table:style-name="ce45">
            <text:p>102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9" table:style-name="ce28">
            <text:p><text:s text:c="3"/>7,839</text:p>
          </table:table-cell>
          <table:table-cell office:value-type="float" office:value="148587" table:style-name="ce28">
            <text:p><text:s text:c="3"/>148,587</text:p>
          </table:table-cell>
          <table:table-cell office:value-type="float" office:value="8286260" table:style-name="ce28">
            <text:p><text:s text:c="3"/>8,286,260</text:p>
          </table:table-cell>
          <table:table-cell office:value-type="float" office:value="23373517" table:style-name="ce29">
            <text:p><text:s text:c="3"/>23,373,517</text:p>
          </table:table-cell>
          <table:table-cell office:value-type="float" office:value="11684674" table:style-name="ce28">
            <text:p><text:s text:c="3"/>11,684,674</text:p>
          </table:table-cell>
          <table:table-cell office:value-type="float" office:value="11688843" table:style-name="ce28">
            <text:p><text:s text:c="3"/>11,688,843</text:p>
          </table:table-cell>
          <table:table-cell office:value-type="float" office:value="99.96" table:style-name="ce49">
            <text:p><text:s text:c="3"/>99.96</text:p>
          </table:table-cell>
          <table:table-cell office:value-type="float" office:value="645.80999999999995" table:style-name="ce49">
            <text:p><text:s text:c="3"/>645.81</text:p>
          </table:table-cell>
          <table:table-cell office:value-type="float" office:value="2.82" table:style-name="ce48">
            <text:p><text:s text:c="3"/>2.82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3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785" table:style-name="ce28">
            <text:p><text:s text:c="3"/>147,785</text:p>
          </table:table-cell>
          <table:table-cell office:value-type="float" office:value="8382699" table:style-name="ce28">
            <text:p><text:s text:c="3"/>8,382,699</text:p>
          </table:table-cell>
          <table:table-cell office:value-type="float" office:value="23433753" table:style-name="ce29">
            <text:p><text:s text:c="3"/>23,433,753</text:p>
          </table:table-cell>
          <table:table-cell office:value-type="float" office:value="11697971" table:style-name="ce28">
            <text:p><text:s text:c="3"/>11,697,971</text:p>
          </table:table-cell>
          <table:table-cell office:value-type="float" office:value="11735782" table:style-name="ce28">
            <text:p><text:s text:c="3"/>11,735,782</text:p>
          </table:table-cell>
          <table:table-cell office:value-type="float" office:value="99.68" table:style-name="ce49">
            <text:p><text:s text:c="3"/>99.68</text:p>
          </table:table-cell>
          <table:table-cell office:value-type="float" office:value="647.47" table:style-name="ce49">
            <text:p><text:s text:c="3"/>647.47</text:p>
          </table:table-cell>
          <table:table-cell office:value-type="float" office:value="2.8" table:style-name="ce48">
            <text:p><text:s text:c="3"/>2.80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4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78" table:style-name="ce28">
            <text:p><text:s text:c="3"/>147,478</text:p>
          </table:table-cell>
          <table:table-cell office:value-type="float" office:value="8468978" table:style-name="ce28">
            <text:p><text:s text:c="3"/>8,468,978</text:p>
          </table:table-cell>
          <table:table-cell office:value-type="float" office:value="23492074" table:style-name="ce29">
            <text:p><text:s text:c="3"/>23,492,074</text:p>
          </table:table-cell>
          <table:table-cell office:value-type="float" office:value="11712047" table:style-name="ce28">
            <text:p><text:s text:c="3"/>11,712,047</text:p>
          </table:table-cell>
          <table:table-cell office:value-type="float" office:value="11780027" table:style-name="ce28">
            <text:p><text:s text:c="3"/>11,780,027</text:p>
          </table:table-cell>
          <table:table-cell office:value-type="float" office:value="99.422921526410761" table:style-name="ce49">
            <text:p><text:s text:c="3"/>99.42</text:p>
          </table:table-cell>
          <table:table-cell office:value-type="float" office:value="649" table:style-name="ce49">
            <text:p><text:s text:c="3"/>649.00</text:p>
          </table:table-cell>
          <table:table-cell office:value-type="float" office:value="2.7738971573665676" table:style-name="ce48">
            <text:p><text:s text:c="3"/>2.77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53">
            <text:p>105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373" table:style-name="ce54">
            <text:p><text:s text:c="3"/>147,373</text:p>
          </table:table-cell>
          <table:table-cell office:value-type="float" office:value="8561383" table:style-name="ce54">
            <text:p><text:s text:c="3"/>8,561,383</text:p>
          </table:table-cell>
          <table:table-cell office:value-type="float" office:value="23539816" table:style-name="ce54">
            <text:p><text:s text:c="3"/>23,539,816</text:p>
          </table:table-cell>
          <table:table-cell office:value-type="float" office:value="11719270" table:style-name="ce54">
            <text:p><text:s text:c="3"/>11,719,270</text:p>
          </table:table-cell>
          <table:table-cell office:value-type="float" office:value="11820546" table:style-name="ce54">
            <text:p><text:s text:c="3"/>11,820,546</text:p>
          </table:table-cell>
          <table:table-cell office:value-type="float" office:value="99.14" table:style-name="ce55">
            <text:p>99.14</text:p>
          </table:table-cell>
          <table:table-cell office:value-type="float" office:value="650.32000000000005" table:style-name="ce55">
            <text:p>650.32</text:p>
          </table:table-cell>
          <table:table-cell office:value-type="float" office:value="2.75" table:style-name="ce56">
            <text:p>2.75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6">
          <table:table-cell office:value-type="string" table:style-name="ce53">
            <text:p>106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520" table:style-name="ce54">
            <text:p><text:s text:c="3"/>147,520</text:p>
          </table:table-cell>
          <table:table-cell office:value-type="float" office:value="8649000" table:style-name="ce54">
            <text:p><text:s text:c="3"/>8,649,000</text:p>
          </table:table-cell>
          <table:table-cell office:value-type="float" office:value="23571227" table:style-name="ce54">
            <text:p><text:s text:c="3"/>23,571,227</text:p>
          </table:table-cell>
          <table:table-cell office:value-type="float" office:value="11719580" table:style-name="ce54">
            <text:p><text:s text:c="3"/>11,719,580</text:p>
          </table:table-cell>
          <table:table-cell office:value-type="float" office:value="11851647" table:style-name="ce54">
            <text:p><text:s text:c="3"/>11,851,647</text:p>
          </table:table-cell>
          <table:table-cell office:value-type="float" office:value="98.89" table:style-name="ce55">
            <text:p>98.89</text:p>
          </table:table-cell>
          <table:table-cell office:value-type="float" office:value="651.19000000000005" table:style-name="ce55">
            <text:p>651.19</text:p>
          </table:table-cell>
          <table:table-cell office:value-type="float" office:value="2.73" table:style-name="ce56">
            <text:p>2.73</text:p>
          </table:table-cell>
          <table:table-cell table:number-columns-repeated="3" table:style-name="ce51"/>
          <table:table-cell table:style-name="ce57"/>
          <table:table-cell table:number-columns-repeated="16368" table:style-name="ce58"/>
        </table:table-row>
        <table:table-row table:style-name="ro6">
          <table:table-cell office:value-type="string" table:style-name="ce53">
            <text:p>107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34" table:style-name="ce54">
            <text:p><text:s text:c="3"/>142,734</text:p>
          </table:table-cell>
          <table:table-cell office:value-type="float" office:value="8734477" table:style-name="ce54">
            <text:p><text:s text:c="3"/>8,734,477</text:p>
          </table:table-cell>
          <table:table-cell office:value-type="float" office:value="23588932" table:style-name="ce54">
            <text:p><text:s text:c="3"/>23,588,932</text:p>
          </table:table-cell>
          <table:table-cell office:value-type="float" office:value="11712913" table:style-name="ce54">
            <text:p><text:s text:c="3"/>11,712,913</text:p>
          </table:table-cell>
          <table:table-cell office:value-type="float" office:value="11876019" table:style-name="ce54">
            <text:p><text:s text:c="3"/>11,876,019</text:p>
          </table:table-cell>
          <table:table-cell office:value-type="float" office:value="98.63" table:style-name="ce55">
            <text:p>98.63</text:p>
          </table:table-cell>
          <table:table-cell office:value-type="float" office:value="651.67999999999995" table:style-name="ce55">
            <text:p>651.68</text:p>
          </table:table-cell>
          <table:table-cell office:value-type="float" office:value="2.7" table:style-name="ce56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5">
          <table:table-cell office:value-type="string" table:style-name="ce60">
            <text:p>1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37" table:style-name="ce62">
            <text:p><text:s text:c="3"/>142,737</text:p>
          </table:table-cell>
          <table:table-cell office:value-type="float" office:value="8726848" table:style-name="ce62">
            <text:p><text:s text:c="3"/>8,726,848</text:p>
          </table:table-cell>
          <table:table-cell office:value-type="float" office:value="23584865" table:style-name="ce62">
            <text:p><text:s text:c="3"/>23,584,865</text:p>
          </table:table-cell>
          <table:table-cell office:value-type="float" office:value="11712269" table:style-name="ce62">
            <text:p><text:s text:c="3"/>11,712,269</text:p>
          </table:table-cell>
          <table:table-cell office:value-type="float" office:value="11872596" table:style-name="ce62">
            <text:p><text:s text:c="3"/>11,872,596</text:p>
          </table:table-cell>
          <table:table-cell office:value-type="float" office:value="98.65" table:style-name="ce63">
            <text:p>98.65</text:p>
          </table:table-cell>
          <table:table-cell office:value-type="float" office:value="651.57000000000005" table:style-name="ce63">
            <text:p>651.57</text:p>
          </table:table-cell>
          <table:table-cell office:value-type="float" office:value="2.7" table:style-name="ce64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34" table:style-name="ce62">
            <text:p><text:s text:c="3"/>142,734</text:p>
          </table:table-cell>
          <table:table-cell office:value-type="float" office:value="8734477" table:style-name="ce62">
            <text:p><text:s text:c="3"/>8,734,477</text:p>
          </table:table-cell>
          <table:table-cell office:value-type="float" office:value="23588932" table:style-name="ce62">
            <text:p><text:s text:c="3"/>23,588,932</text:p>
          </table:table-cell>
          <table:table-cell office:value-type="float" office:value="11712913" table:style-name="ce62">
            <text:p><text:s text:c="3"/>11,712,913</text:p>
          </table:table-cell>
          <table:table-cell office:value-type="float" office:value="11876019" table:style-name="ce62">
            <text:p><text:s text:c="3"/>11,876,019</text:p>
          </table:table-cell>
          <table:table-cell office:value-type="float" office:value="98.63" table:style-name="ce63">
            <text:p>98.63</text:p>
          </table:table-cell>
          <table:table-cell office:value-type="float" office:value="651.67999999999995" table:style-name="ce63">
            <text:p>651.68</text:p>
          </table:table-cell>
          <table:table-cell office:value-type="float" office:value="2.7" table:style-name="ce64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8">
          <table:table-cell office:value-type="string" table:style-name="ce53">
            <text:p>108 年</text:p>
          </table:table-cell>
          <table:table-cell office:value-type="string" table:style-name="ce65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4">
            <text:p/>
          </table:table-cell>
          <table:table-cell office:value-type="string" table:style-name="ce55">
            <text:p/>
          </table:table-cell>
          <table:table-cell office:value-type="string" table:style-name="ce55">
            <text:p/>
          </table:table-cell>
          <table:table-cell office:value-type="string" table:style-name="ce56">
            <text:p/>
          </table:table-cell>
          <table:table-cell table:style-name="ce59"/>
          <table:table-cell table:number-columns-repeated="16371" table:style-name="ce17"/>
        </table:table-row>
        <table:table-row table:style-name="ro8">
          <table:table-cell office:value-type="string" table:style-name="ce60">
            <text:p>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1" table:style-name="ce62">
            <text:p><text:s text:c="3"/>142,741</text:p>
          </table:table-cell>
          <table:table-cell office:value-type="float" office:value="8740977" table:style-name="ce62">
            <text:p><text:s text:c="3"/>8,740,977</text:p>
          </table:table-cell>
          <table:table-cell office:value-type="float" office:value="23590744" table:style-name="ce62">
            <text:p><text:s text:c="3"/>23,590,744</text:p>
          </table:table-cell>
          <table:table-cell office:value-type="float" office:value="11712236" table:style-name="ce62">
            <text:p><text:s text:c="3"/>11,712,236</text:p>
          </table:table-cell>
          <table:table-cell office:value-type="float" office:value="11878508" table:style-name="ce62">
            <text:p><text:s text:c="3"/>11,878,508</text:p>
          </table:table-cell>
          <table:table-cell office:value-type="float" office:value="98.6" table:style-name="ce63">
            <text:p>98.60</text:p>
          </table:table-cell>
          <table:table-cell office:value-type="float" office:value="651.73" table:style-name="ce63">
            <text:p>651.73</text:p>
          </table:table-cell>
          <table:table-cell office:value-type="float" office:value="2.7" table:style-name="ce64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8">
          <table:table-cell office:value-type="string" table:style-name="ce60">
            <text:p>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5" table:style-name="ce62">
            <text:p><text:s text:c="3"/>142,745</text:p>
          </table:table-cell>
          <table:table-cell office:value-type="float" office:value="8746680" table:style-name="ce62">
            <text:p><text:s text:c="3"/>8,746,680</text:p>
          </table:table-cell>
          <table:table-cell office:value-type="float" office:value="23590004" table:style-name="ce62">
            <text:p><text:s text:c="3"/>23,590,004</text:p>
          </table:table-cell>
          <table:table-cell office:value-type="float" office:value="11710952" table:style-name="ce62">
            <text:p><text:s text:c="3"/>11,710,952</text:p>
          </table:table-cell>
          <table:table-cell office:value-type="float" office:value="11879052" table:style-name="ce62">
            <text:p><text:s text:c="3"/>11,879,052</text:p>
          </table:table-cell>
          <table:table-cell office:value-type="float" office:value="98.58" table:style-name="ce63">
            <text:p>98.58</text:p>
          </table:table-cell>
          <table:table-cell office:value-type="float" office:value="651.71" table:style-name="ce63">
            <text:p>651.71</text:p>
          </table:table-cell>
          <table:table-cell office:value-type="float" office:value="2.7" table:style-name="ce64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8">
          <table:table-cell office:value-type="string" table:style-name="ce60">
            <text:p>3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5" table:style-name="ce62">
            <text:p><text:s text:c="3"/>142,745</text:p>
          </table:table-cell>
          <table:table-cell office:value-type="float" office:value="8754384" table:style-name="ce62">
            <text:p><text:s text:c="3"/>8,754,384</text:p>
          </table:table-cell>
          <table:table-cell office:value-type="float" office:value="23589192" table:style-name="ce62">
            <text:p><text:s text:c="3"/>23,589,192</text:p>
          </table:table-cell>
          <table:table-cell office:value-type="float" office:value="11709344" table:style-name="ce62">
            <text:p><text:s text:c="3"/>11,709,344</text:p>
          </table:table-cell>
          <table:table-cell office:value-type="float" office:value="11879848" table:style-name="ce62">
            <text:p><text:s text:c="3"/>11,879,848</text:p>
          </table:table-cell>
          <table:table-cell office:value-type="float" office:value="98.56" table:style-name="ce63">
            <text:p>98.56</text:p>
          </table:table-cell>
          <table:table-cell office:value-type="float" office:value="651.69000000000005" table:style-name="ce63">
            <text:p>651.69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8">
          <table:table-cell office:value-type="string" table:style-name="ce60">
            <text:p>4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8" table:style-name="ce62">
            <text:p><text:s text:c="3"/>142,748</text:p>
          </table:table-cell>
          <table:table-cell office:value-type="float" office:value="8762104" table:style-name="ce62">
            <text:p><text:s text:c="3"/>8,762,104</text:p>
          </table:table-cell>
          <table:table-cell office:value-type="float" office:value="23589312" table:style-name="ce62">
            <text:p><text:s text:c="3"/>23,589,312</text:p>
          </table:table-cell>
          <table:table-cell office:value-type="float" office:value="11708129" table:style-name="ce62">
            <text:p><text:s text:c="3"/>11,708,129</text:p>
          </table:table-cell>
          <table:table-cell office:value-type="float" office:value="11881183" table:style-name="ce62">
            <text:p><text:s text:c="3"/>11,881,183</text:p>
          </table:table-cell>
          <table:table-cell office:value-type="float" office:value="98.54" table:style-name="ce63">
            <text:p>98.54</text:p>
          </table:table-cell>
          <table:table-cell office:value-type="float" office:value="651.69000000000005" table:style-name="ce63">
            <text:p>651.69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8">
          <table:table-cell office:value-type="string" table:style-name="ce60">
            <text:p>5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39" table:style-name="ce62">
            <text:p><text:s text:c="3"/>142,739</text:p>
          </table:table-cell>
          <table:table-cell office:value-type="float" office:value="8771842" table:style-name="ce62">
            <text:p><text:s text:c="3"/>8,771,842</text:p>
          </table:table-cell>
          <table:table-cell office:value-type="float" office:value="23589870" table:style-name="ce62">
            <text:p><text:s text:c="3"/>23,589,870</text:p>
          </table:table-cell>
          <table:table-cell office:value-type="float" office:value="11707074" table:style-name="ce62">
            <text:p><text:s text:c="3"/>11,707,074</text:p>
          </table:table-cell>
          <table:table-cell office:value-type="float" office:value="11882796" table:style-name="ce62">
            <text:p><text:s text:c="3"/>11,882,796</text:p>
          </table:table-cell>
          <table:table-cell office:value-type="float" office:value="98.52" table:style-name="ce63">
            <text:p>98.52</text:p>
          </table:table-cell>
          <table:table-cell office:value-type="float" office:value="651.71" table:style-name="ce63">
            <text:p>651.71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0">
            <text:p>6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8" table:style-name="ce62">
            <text:p><text:s text:c="3"/>142,748</text:p>
          </table:table-cell>
          <table:table-cell office:value-type="float" office:value="8778661" table:style-name="ce62">
            <text:p><text:s text:c="3"/>8,778,661</text:p>
          </table:table-cell>
          <table:table-cell office:value-type="float" office:value="23591031" table:style-name="ce62">
            <text:p><text:s text:c="3"/>23,591,031</text:p>
          </table:table-cell>
          <table:table-cell office:value-type="float" office:value="11706411" table:style-name="ce62">
            <text:p><text:s text:c="3"/>11,706,411</text:p>
          </table:table-cell>
          <table:table-cell office:value-type="float" office:value="11884620" table:style-name="ce62">
            <text:p><text:s text:c="3"/>11,884,620</text:p>
          </table:table-cell>
          <table:table-cell office:value-type="float" office:value="98.5" table:style-name="ce63">
            <text:p>98.50</text:p>
          </table:table-cell>
          <table:table-cell office:value-type="float" office:value="651.74" table:style-name="ce63">
            <text:p>651.74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0">
            <text:p>7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50" table:style-name="ce62">
            <text:p><text:s text:c="3"/>142,750</text:p>
          </table:table-cell>
          <table:table-cell office:value-type="float" office:value="8788954" table:style-name="ce62">
            <text:p><text:s text:c="3"/>8,788,954</text:p>
          </table:table-cell>
          <table:table-cell office:value-type="float" office:value="23592598" table:style-name="ce62">
            <text:p><text:s text:c="3"/>23,592,598</text:p>
          </table:table-cell>
          <table:table-cell office:value-type="float" office:value="11705811" table:style-name="ce62">
            <text:p><text:s text:c="3"/>11,705,811</text:p>
          </table:table-cell>
          <table:table-cell office:value-type="float" office:value="11886787" table:style-name="ce62">
            <text:p><text:s text:c="3"/>11,886,787</text:p>
          </table:table-cell>
          <table:table-cell office:value-type="float" office:value="98.48" table:style-name="ce63">
            <text:p>98.48</text:p>
          </table:table-cell>
          <table:table-cell office:value-type="float" office:value="651.78" table:style-name="ce63">
            <text:p>651.78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0">
            <text:p>8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02401" table:style-name="ce62">
            <text:p><text:s text:c="3"/>8,802,401</text:p>
          </table:table-cell>
          <table:table-cell office:value-type="float" office:value="23593794" table:style-name="ce62">
            <text:p><text:s text:c="3"/>23,593,794</text:p>
          </table:table-cell>
          <table:table-cell office:value-type="float" office:value="11705234" table:style-name="ce62">
            <text:p><text:s text:c="3"/>11,705,234</text:p>
          </table:table-cell>
          <table:table-cell office:value-type="float" office:value="11888560" table:style-name="ce62">
            <text:p><text:s text:c="3"/>11,888,560</text:p>
          </table:table-cell>
          <table:table-cell office:value-type="float" office:value="98.46" table:style-name="ce63">
            <text:p>98.46</text:p>
          </table:table-cell>
          <table:table-cell office:value-type="float" office:value="651.82000000000005" table:style-name="ce63">
            <text:p>651.82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0">
            <text:p>9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1" table:style-name="ce62">
            <text:p><text:s text:c="3"/>142,791</text:p>
          </table:table-cell>
          <table:table-cell office:value-type="float" office:value="8824319" table:style-name="ce62">
            <text:p><text:s text:c="3"/>8,824,319</text:p>
          </table:table-cell>
          <table:table-cell office:value-type="float" office:value="23593783" table:style-name="ce62">
            <text:p><text:s text:c="3"/>23,593,783</text:p>
          </table:table-cell>
          <table:table-cell office:value-type="float" office:value="11704227" table:style-name="ce62">
            <text:p><text:s text:c="3"/>11,704,227</text:p>
          </table:table-cell>
          <table:table-cell office:value-type="float" office:value="11889556" table:style-name="ce62">
            <text:p><text:s text:c="3"/>11,889,556</text:p>
          </table:table-cell>
          <table:table-cell office:value-type="float" office:value="98.44" table:style-name="ce63">
            <text:p>98.44</text:p>
          </table:table-cell>
          <table:table-cell office:value-type="float" office:value="651.80999999999995" table:style-name="ce63">
            <text:p>651.8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0">
            <text:p>10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26808" table:style-name="ce62">
            <text:p><text:s text:c="3"/>8,826,808</text:p>
          </table:table-cell>
          <table:table-cell office:value-type="float" office:value="23596266" table:style-name="ce62">
            <text:p><text:s text:c="3"/>23,596,266</text:p>
          </table:table-cell>
          <table:table-cell office:value-type="float" office:value="11704142" table:style-name="ce62">
            <text:p><text:s text:c="3"/>11,704,142</text:p>
          </table:table-cell>
          <table:table-cell office:value-type="float" office:value="11892124" table:style-name="ce62">
            <text:p><text:s text:c="3"/>11,892,124</text:p>
          </table:table-cell>
          <table:table-cell office:value-type="float" office:value="98.42" table:style-name="ce63">
            <text:p>98.42</text:p>
          </table:table-cell>
          <table:table-cell office:value-type="float" office:value="651.88" table:style-name="ce63">
            <text:p>651.88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0">
            <text:p>1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30422" table:style-name="ce62">
            <text:p><text:s text:c="3"/>8,830,422</text:p>
          </table:table-cell>
          <table:table-cell office:value-type="float" office:value="23598776" table:style-name="ce62">
            <text:p><text:s text:c="3"/>23,598,776</text:p>
          </table:table-cell>
          <table:table-cell office:value-type="float" office:value="11704260" table:style-name="ce62">
            <text:p><text:s text:c="3"/>11,704,260</text:p>
          </table:table-cell>
          <table:table-cell office:value-type="float" office:value="11894516" table:style-name="ce62">
            <text:p><text:s text:c="3"/>11,894,516</text:p>
          </table:table-cell>
          <table:table-cell office:value-type="float" office:value="98.4" table:style-name="ce63">
            <text:p>98.40</text:p>
          </table:table-cell>
          <table:table-cell office:value-type="float" office:value="651.95000000000005" table:style-name="ce63">
            <text:p>651.95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9">
          <table:table-cell office:value-type="string" table:style-name="ce66">
            <text:p>較上年同月　　増減 (%)</text:p>
          </table:table-cell>
          <table:table-cell office:value-type="float" office:value="0" table:style-name="ce67">
            <text:p>－</text:p>
          </table:table-cell>
          <table:table-cell office:value-type="float" office:value="0" table:style-name="ce67">
            <text:p>－</text:p>
          </table:table-cell>
          <table:table-cell office:value-type="float" office:value="0" table:style-name="ce67">
            <text:p>－</text:p>
          </table:table-cell>
          <table:table-cell office:value-type="float" office:value="3.6430638166698191E-2" table:style-name="ce68">
            <text:p>0.04</text:p>
          </table:table-cell>
          <table:table-cell office:value-type="float" office:value="1.1868431763679166" table:style-name="ce67">
            <text:p>1.19</text:p>
          </table:table-cell>
          <table:table-cell office:value-type="float" office:value="5.8982741686246662E-2" table:style-name="ce67">
            <text:p>0.06</text:p>
          </table:table-cell>
          <table:table-cell office:value-type="float" office:value="-6.8381284617011442E-2" table:style-name="ce67">
            <text:p><text:s text:c="3"/>－0.07</text:p>
          </table:table-cell>
          <table:table-cell office:value-type="float" office:value="0.18462684993239895" table:style-name="ce67">
            <text:p>0.18</text:p>
          </table:table-cell>
          <table:table-cell office:value-type="float" office:value="-0.25342118601115055" table:style-name="ce68">
            <text:p>－ <text:s text:c="2"/>0.25</text:p>
          </table:table-cell>
          <table:table-cell office:value-type="float" office:value="5.8320671608575514E-2" table:style-name="ce67">
            <text:p>0.06</text:p>
          </table:table-cell>
          <table:table-cell office:value-type="float" office:value="-1.1111111111111203" table:style-name="ce69">
            <text:p>－ <text:s text:c="2"/>1.11</text:p>
          </table:table-cell>
          <table:table-cell table:style-name="ce42"/>
          <table:table-cell table:number-columns-repeated="16371"/>
        </table:table-row>
        <table:table-row table:style-name="ro10">
          <table:table-cell office:value-type="string" table:style-name="ce70">
            <text:p>較本年上月</text:p>
            <text:p>増減 (%)</text:p>
          </table:table-cell>
          <table:table-cell office:value-type="float" office:value="0" table:style-name="ce71">
            <text:p>－</text:p>
          </table:table-cell>
          <table:table-cell office:value-type="float" office:value="0" table:style-name="ce71">
            <text:p>－</text:p>
          </table:table-cell>
          <table:table-cell office:value-type="float" office:value="0" table:style-name="ce71">
            <text:p>－</text:p>
          </table:table-cell>
          <table:table-cell office:value-type="float" office:value="0" table:style-name="ce72">
            <text:p>－</text:p>
          </table:table-cell>
          <table:table-cell office:value-type="float" office:value="4.0943453171293637E-2" table:style-name="ce71">
            <text:p>0.04</text:p>
          </table:table-cell>
          <table:table-cell office:value-type="float" office:value="1.0637276253793715E-2" table:style-name="ce73">
            <text:p>0.01</text:p>
          </table:table-cell>
          <table:table-cell office:value-type="float" office:value="1.0081900920204147E-3" table:style-name="ce74">
            <text:p>0.00</text:p>
          </table:table-cell>
          <table:table-cell office:value-type="float" office:value="2.0114152862852758E-2" table:style-name="ce71">
            <text:p>0.02</text:p>
          </table:table-cell>
          <table:table-cell office:value-type="float" office:value="-2.0321072952647855E-2" table:style-name="ce75">
            <text:p>－ <text:s text:c="2"/>0.02</text:p>
          </table:table-cell>
          <table:table-cell office:value-type="float" office:value="1.0738172669824205E-2" table:style-name="ce71">
            <text:p>0.01</text:p>
          </table:table-cell>
          <table:table-cell office:value-type="float" office:value="0" table:style-name="ce76">
            <text:p>－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77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8"/>
          <table:table-cell table:number-columns-repeated="6" table:style-name="ce79"/>
          <table:table-cell table:style-name="ce17"/>
          <table:table-cell table:style-name="ce52"/>
          <table:table-cell table:style-name="ce80"/>
          <table:table-cell office:value-type="string" table:style-name="ce81">
            <text:p>內政部戶政司<text:span text:style-name="T3"><text:s/></text:span>民國<text:span text:style-name="T3">108</text:span>年<text:span text:style-name="T3">12</text:span>月<text:span text:style-name="T3">9</text:span>日編製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4">
            <text:p><text:s text:c="6"/>2.本表村里數及鄰數自103年2月起係指設有戶籍之戶籍登記資料，非行政區域資料。</text:p>
          </table:table-cell>
          <table:table-cell table:style-name="ce78"/>
          <table:table-cell table:number-columns-repeated="6" table:style-name="ce79"/>
          <table:table-cell table:style-name="ce17"/>
          <table:table-cell table:style-name="ce52"/>
          <table:table-cell table:style-name="ce57"/>
          <table:table-cell table:style-name="ce82"/>
          <table:table-cell table:number-columns-repeated="16372" table:style-name="ce17"/>
        </table:table-row>
        <table:table-row table:style-name="ro6">
          <table:table-cell office:value-type="string" table:style-name="ce83">
            <text:p><text:s text:c="12"/>3.96年12月，原金門縣烏坵鄉面積因重測修正為1.2平方公里。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3">
            <text:p><text:s text:c="12"/>4.96年12月起，我國土地面積增列東沙群島東沙島(2.38平方公里)及南沙群島太平島(0.4896平方公里)，由高雄市代管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3">
            <text:p><text:s text:c="14"/>；其設籍人口列於高雄市統計。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3">
            <text:p><text:s text:c="12"/>5.98年2月，嘉義縣布袋鎮填海造地致面積增加1.9617平方公里。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3">
            <text:p><text:s text:c="12"/>6.高雄市小港區土地面積100年9月因配合高雄港洲際貨櫃中心第一期工程計畫填築用地擴大為41.2061平方公里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9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0"/>
          <table:table-cell table:number-columns-repeated="16381" table:style-name="ce17"/>
        </table:table-row>
        <table:table-row table:style-name="ro6">
          <table:table-cell office:value-type="string" table:style-name="ce83">
            <text:p>　　 <text:s text:c="4"/>7.104年12月南沙太平島交通基礎整建工程竣工，增加面積0.0149平方公里。</text:p>
          </table:table-cell>
          <table:table-cell table:number-columns-repeated="2" table:style-name="ce90"/>
          <table:table-cell table:number-columns-repeated="16381" table:style-name="ce17"/>
        </table:table-row>
        <table:table-row table:number-rows-repeated="2" table:style-name="ro11">
          <table:table-cell table:style-name="ce77"/>
          <table:table-cell table:style-name="ce78"/>
          <table:table-cell table:number-columns-repeated="6" table:style-name="ce79"/>
          <table:table-cell table:style-name="ce17"/>
          <table:table-cell table:style-name="ce52"/>
          <table:table-cell table:style-name="ce57"/>
          <table:table-cell table:style-name="ce82"/>
          <table:table-cell table:number-columns-repeated="16372"/>
        </table:table-row>
        <table:table-row table:style-name="ro12">
          <table:table-cell table:style-name="ce4"/>
          <table:table-cell table:number-columns-repeated="16383" table:style-name="ce17"/>
        </table:table-row>
        <table:table-row table:number-rows-repeated="1048523" table:style-name="ro12">
          <table:table-cell table:number-columns-repeated="16384"/>
        </table:table-row>
      </table:table>
      <table:table table:name="02-縣市別" table:style-name="ta1">
        <table:table-column table:style-name="co11" table:default-cell-style-name="ce17"/>
        <table:table-column table:style-name="co12" table:default-cell-style-name="ce90"/>
        <table:table-column table:style-name="co3" table:default-cell-style-name="ce90"/>
        <table:table-column table:style-name="co3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5" table:default-cell-style-name="ce17"/>
        <table:table-column table:style-name="co17" table:default-cell-style-name="ce17"/>
        <table:table-column table:style-name="co7" table:default-cell-style-name="ce17"/>
        <table:table-column table:style-name="co1" table:default-cell-style-name="ce17"/>
        <table:table-column table:style-name="co10" table:number-columns-repeated="2" table:default-cell-style-name="ce17"/>
        <table:table-column table:style-name="co18" table:default-cell-style-name="ce17"/>
        <table:table-column table:style-name="co10" table:number-columns-repeated="16369" table:default-cell-style-name="ce17"/>
        <table:table-row table:style-name="ro13">
          <table:table-cell office:value-type="string" table:number-columns-spanned="12" table:number-rows-spanned="1" table:style-name="ce1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4"/>
        </table:table-row>
        <table:table-row table:style-name="ro14">
          <table:table-cell table:style-name="ce4"/>
          <table:table-cell table:number-columns-repeated="4" table:style-name="ce91"/>
          <table:table-cell office:value-type="string" table:style-name="ce92">
            <text:p><text:s text:c="4"/>中 華 民 國 108 年 11 月 底</text:p>
          </table:table-cell>
          <table:table-cell table:number-columns-repeated="4" table:style-name="ce91"/>
          <table:table-cell office:value-type="string" table:style-name="ce7">
            <text:p><text:s text:c="10"/>單位：平方公里；個；戶；人</text:p>
          </table:table-cell>
          <table:table-cell table:style-name="ce91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7">
            <text:p>區<text:span text:style-name="T3"><text:s text:c="2"/></text:span>域<text:span text:style-name="T3"><text:s text:c="2"/></text:span>別</text:p>
          </table:table-cell>
          <table:table-cell office:value-type="string" table:style-name="ce93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94">
            <text:p>鄉鎮</text:p>
          </table:table-cell>
          <table:table-cell office:value-type="string" table:number-columns-spanned="1" table:number-rows-spanned="2" table:style-name="ce128">
            <text:p>村里數</text:p>
          </table:table-cell>
          <table:table-cell office:value-type="string" table:number-columns-spanned="1" table:number-rows-spanned="2" table:style-name="ce128">
            <text:p>鄰<text:span text:style-name="T3"><text:s text:c="2"/></text:span>數</text:p>
          </table:table-cell>
          <table:table-cell office:value-type="string" table:number-columns-spanned="1" table:number-rows-spanned="2" table:style-name="ce128">
            <text:p>戶<text:span text:style-name="T3"><text:s text:c="2"/></text:span>數</text:p>
          </table:table-cell>
          <table:table-cell office:value-type="string" table:number-columns-spanned="3" table:number-rows-spanned="1" table:style-name="ce128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95">
            <text:p>( 平方公里 )</text:p>
          </table:table-cell>
          <table:table-cell office:value-type="string" table:style-name="ce96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97">
            <text:p><text:s/><text:span text:style-name="T1">平均人口數</text:span><text:s/><text:span text:style-name="T1">)</text:span></text:p>
          </table:table-cell>
          <table:table-cell table:number-columns-repeated="16372" table:style-name="ce17"/>
        </table:table-row>
        <table:table-row table:style-name="ro11">
          <table:table-cell office:value-type="string" table:style-name="ce98">
            <text:p>總 <text:s text:c="4"/>計</text:p>
          </table:table-cell>
          <table:table-cell office:value-type="float" office:value="36197.066899999998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89" table:style-name="ce54">
            <text:p><text:s text:c="3"/>142,789</text:p>
          </table:table-cell>
          <table:table-cell office:value-type="float" office:value="8830422" table:style-name="ce54">
            <text:p><text:s text:c="3"/>8,830,422</text:p>
          </table:table-cell>
          <table:table-cell office:value-type="float" office:value="23598776" table:style-name="ce54">
            <text:p><text:s text:c="3"/>23,598,776</text:p>
          </table:table-cell>
          <table:table-cell office:value-type="float" office:value="11704260" table:style-name="ce54">
            <text:p><text:s text:c="3"/>11,704,260</text:p>
          </table:table-cell>
          <table:table-cell office:value-type="float" office:value="11894516" table:style-name="ce54">
            <text:p><text:s text:c="3"/>11,894,516</text:p>
          </table:table-cell>
          <table:table-cell office:value-type="float" office:value="98.4" table:style-name="ce55">
            <text:p>98.40</text:p>
          </table:table-cell>
          <table:table-cell office:value-type="float" office:value="651.95000000000005" table:style-name="ce55">
            <text:p>651.95</text:p>
          </table:table-cell>
          <table:table-cell office:value-type="float" office:value="2.67" table:style-name="ce56">
            <text:p>2.67</text:p>
          </table:table-cell>
          <table:table-cell table:style-name="ce88"/>
          <table:table-cell table:style-name="ce101"/>
          <table:table-cell table:style-name="ce102"/>
          <table:table-cell table:style-name="ce103"/>
          <table:table-cell table:style-name="ce88"/>
          <table:table-cell table:number-columns-repeated="16367"/>
        </table:table-row>
        <table:table-row table:style-name="ro15">
          <table:table-cell office:value-type="string" table:style-name="ce98">
            <text:p>新北市</text:p>
          </table:table-cell>
          <table:table-cell office:value-type="float" office:value="2052.5666999999999" table:style-name="ce104">
            <text:p>2,052.5667</text:p>
          </table:table-cell>
          <table:table-cell office:value-type="float" office:value="29" table:style-name="ce105">
            <text:p><text:s text:c="3"/>29</text:p>
          </table:table-cell>
          <table:table-cell office:value-type="float" office:value="1032" table:style-name="ce54">
            <text:p><text:s text:c="3"/>1,032</text:p>
          </table:table-cell>
          <table:table-cell office:value-type="float" office:value="22155" table:style-name="ce54">
            <text:p><text:s text:c="3"/>22,155</text:p>
          </table:table-cell>
          <table:table-cell office:value-type="float" office:value="1583110" table:style-name="ce54">
            <text:p><text:s text:c="3"/>1,583,110</text:p>
          </table:table-cell>
          <table:table-cell office:value-type="float" office:value="4016477" table:style-name="ce54">
            <text:p><text:s text:c="3"/>4,016,477</text:p>
          </table:table-cell>
          <table:table-cell office:value-type="float" office:value="1962897" table:style-name="ce54">
            <text:p><text:s text:c="3"/>1,962,897</text:p>
          </table:table-cell>
          <table:table-cell office:value-type="float" office:value="2053580" table:style-name="ce54">
            <text:p><text:s text:c="3"/>2,053,580</text:p>
          </table:table-cell>
          <table:table-cell office:value-type="float" office:value="95.58" table:style-name="ce55">
            <text:p>95.58</text:p>
          </table:table-cell>
          <table:table-cell office:value-type="float" office:value="1956.81" table:style-name="ce55">
            <text:p>1,956.81</text:p>
          </table:table-cell>
          <table:table-cell office:value-type="float" office:value="2.54" table:style-name="ce56">
            <text:p>2.54</text:p>
          </table:table-cell>
          <table:table-cell table:style-name="ce88"/>
          <table:table-cell table:style-name="ce106"/>
          <table:table-cell table:style-name="ce102"/>
          <table:table-cell table:style-name="ce103"/>
          <table:table-cell table:style-name="ce88"/>
          <table:table-cell table:number-columns-repeated="16367"/>
        </table:table-row>
        <table:table-row table:style-name="ro15">
          <table:table-cell office:value-type="string" table:style-name="ce107">
            <text:p>臺北市</text:p>
          </table:table-cell>
          <table:table-cell office:value-type="float" office:value="271.79969999999997" table:style-name="ce104">
            <text:p>271.7997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456" table:style-name="ce54">
            <text:p><text:s text:c="3"/>456</text:p>
          </table:table-cell>
          <table:table-cell office:value-type="float" office:value="9565" table:style-name="ce54">
            <text:p><text:s text:c="3"/>9,565</text:p>
          </table:table-cell>
          <table:table-cell office:value-type="float" office:value="1061088" table:style-name="ce54">
            <text:p><text:s text:c="3"/>1,061,088</text:p>
          </table:table-cell>
          <table:table-cell office:value-type="float" office:value="2645293" table:style-name="ce54">
            <text:p><text:s text:c="3"/>2,645,293</text:p>
          </table:table-cell>
          <table:table-cell office:value-type="float" office:value="1260292" table:style-name="ce54">
            <text:p><text:s text:c="3"/>1,260,292</text:p>
          </table:table-cell>
          <table:table-cell office:value-type="float" office:value="1385001" table:style-name="ce54">
            <text:p><text:s text:c="3"/>1,385,001</text:p>
          </table:table-cell>
          <table:table-cell office:value-type="float" office:value="91" table:style-name="ce55">
            <text:p>91.00</text:p>
          </table:table-cell>
          <table:table-cell office:value-type="float" office:value="9732.51" table:style-name="ce55">
            <text:p>9,732.51</text:p>
          </table:table-cell>
          <table:table-cell office:value-type="float" office:value="2.4900000000000002" table:style-name="ce56">
            <text:p>2.49</text:p>
          </table:table-cell>
          <table:table-cell table:style-name="ce88"/>
          <table:table-cell table:style-name="ce101"/>
          <table:table-cell table:style-name="ce108"/>
          <table:table-cell table:style-name="ce109"/>
          <table:table-cell table:style-name="ce88"/>
          <table:table-cell table:number-columns-repeated="16367"/>
        </table:table-row>
        <table:table-row table:style-name="ro15">
          <table:table-cell office:value-type="string" table:style-name="ce98">
            <text:p>桃園市</text:p>
          </table:table-cell>
          <table:table-cell office:value-type="float" office:value="1220.954" table:style-name="ce104">
            <text:p>1,220.9540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504" table:style-name="ce54">
            <text:p><text:s text:c="3"/>504</text:p>
          </table:table-cell>
          <table:table-cell office:value-type="float" office:value="11852" table:style-name="ce54">
            <text:p><text:s text:c="3"/>11,852</text:p>
          </table:table-cell>
          <table:table-cell office:value-type="float" office:value="825088" table:style-name="ce54">
            <text:p><text:s text:c="3"/>825,088</text:p>
          </table:table-cell>
          <table:table-cell office:value-type="float" office:value="2246893" table:style-name="ce54">
            <text:p><text:s text:c="3"/>2,246,893</text:p>
          </table:table-cell>
          <table:table-cell office:value-type="float" office:value="1115184" table:style-name="ce54">
            <text:p><text:s text:c="3"/>1,115,184</text:p>
          </table:table-cell>
          <table:table-cell office:value-type="float" office:value="1131709" table:style-name="ce54">
            <text:p><text:s text:c="3"/>1,131,709</text:p>
          </table:table-cell>
          <table:table-cell office:value-type="float" office:value="98.54" table:style-name="ce55">
            <text:p>98.54</text:p>
          </table:table-cell>
          <table:table-cell office:value-type="float" office:value="1840.28" table:style-name="ce55">
            <text:p>1,840.28</text:p>
          </table:table-cell>
          <table:table-cell office:value-type="float" office:value="2.72" table:style-name="ce56">
            <text:p>2.72</text:p>
          </table:table-cell>
          <table:table-cell table:style-name="ce88"/>
          <table:table-cell table:style-name="ce101"/>
          <table:table-cell table:style-name="ce108"/>
          <table:table-cell table:style-name="ce109"/>
          <table:table-cell table:style-name="ce88"/>
          <table:table-cell table:number-columns-repeated="16367"/>
        </table:table-row>
        <table:table-row table:style-name="ro16">
          <table:table-cell office:value-type="string" table:style-name="ce98">
            <text:p>臺中市</text:p>
          </table:table-cell>
          <table:table-cell office:value-type="float" office:value="2214.8968" table:style-name="ce104">
            <text:p>2,214.8968</text:p>
          </table:table-cell>
          <table:table-cell office:value-type="float" office:value="29" table:style-name="ce105">
            <text:p><text:s text:c="3"/>29</text:p>
          </table:table-cell>
          <table:table-cell office:value-type="float" office:value="625" table:style-name="ce54">
            <text:p><text:s text:c="3"/>625</text:p>
          </table:table-cell>
          <table:table-cell office:value-type="float" office:value="12518" table:style-name="ce54">
            <text:p><text:s text:c="3"/>12,518</text:p>
          </table:table-cell>
          <table:table-cell office:value-type="float" office:value="986245" table:style-name="ce54">
            <text:p><text:s text:c="3"/>986,245</text:p>
          </table:table-cell>
          <table:table-cell office:value-type="float" office:value="2814224" table:style-name="ce54">
            <text:p><text:s text:c="3"/>2,814,224</text:p>
          </table:table-cell>
          <table:table-cell office:value-type="float" office:value="1383744" table:style-name="ce54">
            <text:p><text:s text:c="3"/>1,383,744</text:p>
          </table:table-cell>
          <table:table-cell office:value-type="float" office:value="1430480" table:style-name="ce54">
            <text:p><text:s text:c="3"/>1,430,480</text:p>
          </table:table-cell>
          <table:table-cell office:value-type="float" office:value="96.73" table:style-name="ce55">
            <text:p>96.73</text:p>
          </table:table-cell>
          <table:table-cell office:value-type="float" office:value="1270.5899999999999" table:style-name="ce55">
            <text:p>1,270.59</text:p>
          </table:table-cell>
          <table:table-cell office:value-type="float" office:value="2.85" table:style-name="ce56">
            <text:p>2.85</text:p>
          </table:table-cell>
          <table:table-cell table:style-name="ce88"/>
          <table:table-cell table:style-name="ce101"/>
          <table:table-cell table:style-name="ce108"/>
          <table:table-cell table:style-name="ce109"/>
          <table:table-cell table:style-name="ce88"/>
          <table:table-cell table:number-columns-repeated="16367"/>
        </table:table-row>
        <table:table-row table:style-name="ro15">
          <table:table-cell office:value-type="string" table:style-name="ce98">
            <text:p>臺南市</text:p>
          </table:table-cell>
          <table:table-cell office:value-type="float" office:value="2191.6531" table:style-name="ce104">
            <text:p>2,191.6531</text:p>
          </table:table-cell>
          <table:table-cell office:value-type="float" office:value="37" table:style-name="ce105">
            <text:p><text:s text:c="3"/>37</text:p>
          </table:table-cell>
          <table:table-cell office:value-type="float" office:value="649" table:style-name="ce54">
            <text:p><text:s text:c="3"/>649</text:p>
          </table:table-cell>
          <table:table-cell office:value-type="float" office:value="9653" table:style-name="ce54">
            <text:p><text:s text:c="3"/>9,653</text:p>
          </table:table-cell>
          <table:table-cell office:value-type="float" office:value="696194" table:style-name="ce54">
            <text:p><text:s text:c="3"/>696,194</text:p>
          </table:table-cell>
          <table:table-cell office:value-type="float" office:value="1881156" table:style-name="ce54">
            <text:p><text:s text:c="3"/>1,881,156</text:p>
          </table:table-cell>
          <table:table-cell office:value-type="float" office:value="937540" table:style-name="ce54">
            <text:p><text:s text:c="3"/>937,540</text:p>
          </table:table-cell>
          <table:table-cell office:value-type="float" office:value="943616" table:style-name="ce54">
            <text:p><text:s text:c="3"/>943,616</text:p>
          </table:table-cell>
          <table:table-cell office:value-type="float" office:value="99.36" table:style-name="ce55">
            <text:p>99.36</text:p>
          </table:table-cell>
          <table:table-cell office:value-type="float" office:value="858.33" table:style-name="ce55">
            <text:p>858.33</text:p>
          </table:table-cell>
          <table:table-cell office:value-type="float" office:value="2.7" table:style-name="ce56">
            <text:p>2.70</text:p>
          </table:table-cell>
          <table:table-cell table:style-name="ce88"/>
          <table:table-cell table:style-name="ce101"/>
          <table:table-cell table:style-name="ce108"/>
          <table:table-cell table:style-name="ce109"/>
          <table:table-cell table:style-name="ce88"/>
          <table:table-cell table:number-columns-repeated="16367"/>
        </table:table-row>
        <table:table-row table:style-name="ro17">
          <table:table-cell office:value-type="string" table:style-name="ce98">
            <text:p>高雄市</text:p>
          </table:table-cell>
          <table:table-cell office:value-type="float" office:value="2951.8524000000002" table:style-name="ce104">
            <text:p>2,951.8524</text:p>
          </table:table-cell>
          <table:table-cell office:value-type="float" office:value="38" table:style-name="ce105">
            <text:p><text:s text:c="3"/>38</text:p>
          </table:table-cell>
          <table:table-cell office:value-type="float" office:value="891" table:style-name="ce54">
            <text:p><text:s text:c="3"/>891</text:p>
          </table:table-cell>
          <table:table-cell office:value-type="float" office:value="17310" table:style-name="ce54">
            <text:p><text:s text:c="3"/>17,310</text:p>
          </table:table-cell>
          <table:table-cell office:value-type="float" office:value="1110031" table:style-name="ce54">
            <text:p><text:s text:c="3"/>1,110,031</text:p>
          </table:table-cell>
          <table:table-cell office:value-type="float" office:value="2773060" table:style-name="ce54">
            <text:p><text:s text:c="3"/>2,773,060</text:p>
          </table:table-cell>
          <table:table-cell office:value-type="float" office:value="1369972" table:style-name="ce54">
            <text:p><text:s text:c="3"/>1,369,972</text:p>
          </table:table-cell>
          <table:table-cell office:value-type="float" office:value="1403088" table:style-name="ce54">
            <text:p><text:s text:c="3"/>1,403,088</text:p>
          </table:table-cell>
          <table:table-cell office:value-type="float" office:value="97.64" table:style-name="ce55">
            <text:p>97.64</text:p>
          </table:table-cell>
          <table:table-cell office:value-type="float" office:value="939.43" table:style-name="ce55">
            <text:p>939.43</text:p>
          </table:table-cell>
          <table:table-cell office:value-type="float" office:value="2.5" table:style-name="ce56">
            <text:p>2.50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6">
          <table:table-cell office:value-type="string" table:style-name="ce98">
            <text:p>臺灣省</text:p>
          </table:table-cell>
          <table:table-cell office:value-type="float" office:value="25110.003700000001" table:style-name="ce104">
            <text:p>25,110.0037</text:p>
          </table:table-cell>
          <table:table-cell office:value-type="float" office:value="200" table:style-name="ce105">
            <text:p><text:s text:c="3"/>200</text:p>
          </table:table-cell>
          <table:table-cell office:value-type="float" office:value="3544" table:style-name="ce54">
            <text:p><text:s text:c="3"/>3,544</text:p>
          </table:table-cell>
          <table:table-cell office:value-type="float" office:value="58824" table:style-name="ce54">
            <text:p><text:s text:c="3"/>58,824</text:p>
          </table:table-cell>
          <table:table-cell office:value-type="float" office:value="2524276" table:style-name="ce54">
            <text:p><text:s text:c="3"/>2,524,276</text:p>
          </table:table-cell>
          <table:table-cell office:value-type="float" office:value="7068431" table:style-name="ce54">
            <text:p><text:s text:c="3"/>7,068,431</text:p>
          </table:table-cell>
          <table:table-cell office:value-type="float" office:value="3597177" table:style-name="ce54">
            <text:p><text:s text:c="3"/>3,597,177</text:p>
          </table:table-cell>
          <table:table-cell office:value-type="float" office:value="3471254" table:style-name="ce54">
            <text:p><text:s text:c="3"/>3,471,254</text:p>
          </table:table-cell>
          <table:table-cell office:value-type="float" office:value="103.63" table:style-name="ce55">
            <text:p>103.63</text:p>
          </table:table-cell>
          <table:table-cell office:value-type="float" office:value="281.5" table:style-name="ce55">
            <text:p>281.50</text:p>
          </table:table-cell>
          <table:table-cell office:value-type="float" office:value="2.8" table:style-name="ce56">
            <text:p>2.80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5">
          <table:table-cell office:value-type="string" table:style-name="ce113">
            <text:p>宜蘭縣</text:p>
          </table:table-cell>
          <table:table-cell office:value-type="float" office:value="2143.6251000000002" table:style-name="ce114">
            <text:p>2,143.6251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233" table:style-name="ce62">
            <text:p><text:s text:c="3"/>233</text:p>
          </table:table-cell>
          <table:table-cell office:value-type="float" office:value="3660" table:style-name="ce62">
            <text:p><text:s text:c="3"/>3,660</text:p>
          </table:table-cell>
          <table:table-cell office:value-type="float" office:value="170806" table:style-name="ce62">
            <text:p><text:s text:c="3"/>170,806</text:p>
          </table:table-cell>
          <table:table-cell office:value-type="float" office:value="454226" table:style-name="ce62">
            <text:p><text:s text:c="3"/>454,226</text:p>
          </table:table-cell>
          <table:table-cell office:value-type="float" office:value="229269" table:style-name="ce62">
            <text:p><text:s text:c="3"/>229,269</text:p>
          </table:table-cell>
          <table:table-cell office:value-type="float" office:value="224957" table:style-name="ce62">
            <text:p><text:s text:c="3"/>224,957</text:p>
          </table:table-cell>
          <table:table-cell office:value-type="float" office:value="101.92" table:style-name="ce63">
            <text:p>101.92</text:p>
          </table:table-cell>
          <table:table-cell office:value-type="float" office:value="211.9" table:style-name="ce63">
            <text:p>211.90</text:p>
          </table:table-cell>
          <table:table-cell office:value-type="float" office:value="2.66" table:style-name="ce64">
            <text:p>2.66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1">
          <table:table-cell office:value-type="string" table:style-name="ce113">
            <text:p>新竹縣</text:p>
          </table:table-cell>
          <table:table-cell office:value-type="float" office:value="1427.5369000000001" table:style-name="ce114">
            <text:p>1,427.5369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192" table:style-name="ce62">
            <text:p><text:s text:c="3"/>192</text:p>
          </table:table-cell>
          <table:table-cell office:value-type="float" office:value="3288" table:style-name="ce62">
            <text:p><text:s text:c="3"/>3,288</text:p>
          </table:table-cell>
          <table:table-cell office:value-type="float" office:value="200237" table:style-name="ce62">
            <text:p><text:s text:c="3"/>200,237</text:p>
          </table:table-cell>
          <table:table-cell office:value-type="float" office:value="563368" table:style-name="ce62">
            <text:p><text:s text:c="3"/>563,368</text:p>
          </table:table-cell>
          <table:table-cell office:value-type="float" office:value="287562" table:style-name="ce62">
            <text:p><text:s text:c="3"/>287,562</text:p>
          </table:table-cell>
          <table:table-cell office:value-type="float" office:value="275806" table:style-name="ce62">
            <text:p><text:s text:c="3"/>275,806</text:p>
          </table:table-cell>
          <table:table-cell office:value-type="float" office:value="104.26" table:style-name="ce63">
            <text:p>104.26</text:p>
          </table:table-cell>
          <table:table-cell office:value-type="float" office:value="394.64" table:style-name="ce63">
            <text:p>394.64</text:p>
          </table:table-cell>
          <table:table-cell office:value-type="float" office:value="2.81" table:style-name="ce64">
            <text:p>2.81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1">
          <table:table-cell office:value-type="string" table:style-name="ce113">
            <text:p>苗栗縣</text:p>
          </table:table-cell>
          <table:table-cell office:value-type="float" office:value="1820.3149000000001" table:style-name="ce114">
            <text:p>1,820.3149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275" table:style-name="ce62">
            <text:p><text:s text:c="3"/>275</text:p>
          </table:table-cell>
          <table:table-cell office:value-type="float" office:value="4679" table:style-name="ce62">
            <text:p><text:s text:c="3"/>4,679</text:p>
          </table:table-cell>
          <table:table-cell office:value-type="float" office:value="191115" table:style-name="ce62">
            <text:p><text:s text:c="3"/>191,115</text:p>
          </table:table-cell>
          <table:table-cell office:value-type="float" office:value="545645" table:style-name="ce62">
            <text:p><text:s text:c="3"/>545,645</text:p>
          </table:table-cell>
          <table:table-cell office:value-type="float" office:value="281390" table:style-name="ce62">
            <text:p><text:s text:c="3"/>281,390</text:p>
          </table:table-cell>
          <table:table-cell office:value-type="float" office:value="264255" table:style-name="ce62">
            <text:p><text:s text:c="3"/>264,255</text:p>
          </table:table-cell>
          <table:table-cell office:value-type="float" office:value="106.48" table:style-name="ce63">
            <text:p>106.48</text:p>
          </table:table-cell>
          <table:table-cell office:value-type="float" office:value="299.75" table:style-name="ce63">
            <text:p>299.75</text:p>
          </table:table-cell>
          <table:table-cell office:value-type="float" office:value="2.86" table:style-name="ce64">
            <text:p>2.86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1">
          <table:table-cell office:value-type="string" table:style-name="ce113">
            <text:p>彰化縣</text:p>
          </table:table-cell>
          <table:table-cell office:value-type="float" office:value="1074.396" table:style-name="ce114">
            <text:p>1,074.3960</text:p>
          </table:table-cell>
          <table:table-cell office:value-type="float" office:value="26" table:style-name="ce115">
            <text:p><text:s text:c="3"/>26</text:p>
          </table:table-cell>
          <table:table-cell office:value-type="float" office:value="589" table:style-name="ce62">
            <text:p><text:s text:c="3"/>589</text:p>
          </table:table-cell>
          <table:table-cell office:value-type="float" office:value="9169" table:style-name="ce62">
            <text:p><text:s text:c="3"/>9,169</text:p>
          </table:table-cell>
          <table:table-cell office:value-type="float" office:value="392740" table:style-name="ce62">
            <text:p><text:s text:c="3"/>392,740</text:p>
          </table:table-cell>
          <table:table-cell office:value-type="float" office:value="1272789" table:style-name="ce62">
            <text:p><text:s text:c="3"/>1,272,789</text:p>
          </table:table-cell>
          <table:table-cell office:value-type="float" office:value="647548" table:style-name="ce62">
            <text:p><text:s text:c="3"/>647,548</text:p>
          </table:table-cell>
          <table:table-cell office:value-type="float" office:value="625241" table:style-name="ce62">
            <text:p><text:s text:c="3"/>625,241</text:p>
          </table:table-cell>
          <table:table-cell office:value-type="float" office:value="103.57" table:style-name="ce63">
            <text:p>103.57</text:p>
          </table:table-cell>
          <table:table-cell office:value-type="float" office:value="1184.6600000000001" table:style-name="ce63">
            <text:p>1,184.66</text:p>
          </table:table-cell>
          <table:table-cell office:value-type="float" office:value="3.24" table:style-name="ce64">
            <text:p>3.24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8">
          <table:table-cell office:value-type="string" table:style-name="ce113">
            <text:p>南投縣</text:p>
          </table:table-cell>
          <table:table-cell office:value-type="float" office:value="4106.4359999999997" table:style-name="ce114">
            <text:p>4,106.4360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262" table:style-name="ce62">
            <text:p><text:s text:c="3"/>262</text:p>
          </table:table-cell>
          <table:table-cell office:value-type="float" office:value="4274" table:style-name="ce62">
            <text:p><text:s text:c="3"/>4,274</text:p>
          </table:table-cell>
          <table:table-cell office:value-type="float" office:value="179078" table:style-name="ce62">
            <text:p><text:s text:c="3"/>179,078</text:p>
          </table:table-cell>
          <table:table-cell office:value-type="float" office:value="494352" table:style-name="ce62">
            <text:p><text:s text:c="3"/>494,352</text:p>
          </table:table-cell>
          <table:table-cell office:value-type="float" office:value="252852" table:style-name="ce62">
            <text:p><text:s text:c="3"/>252,852</text:p>
          </table:table-cell>
          <table:table-cell office:value-type="float" office:value="241500" table:style-name="ce62">
            <text:p><text:s text:c="3"/>241,500</text:p>
          </table:table-cell>
          <table:table-cell office:value-type="float" office:value="104.7" table:style-name="ce63">
            <text:p>104.70</text:p>
          </table:table-cell>
          <table:table-cell office:value-type="float" office:value="120.38" table:style-name="ce63">
            <text:p>120.38</text:p>
          </table:table-cell>
          <table:table-cell office:value-type="float" office:value="2.76" table:style-name="ce64">
            <text:p>2.76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1">
          <table:table-cell office:value-type="string" table:style-name="ce113">
            <text:p>雲林縣</text:p>
          </table:table-cell>
          <table:table-cell office:value-type="float" office:value="1290.8326" table:style-name="ce114">
            <text:p>1,290.8326</text:p>
          </table:table-cell>
          <table:table-cell office:value-type="float" office:value="20" table:style-name="ce115">
            <text:p><text:s text:c="3"/>20</text:p>
          </table:table-cell>
          <table:table-cell office:value-type="float" office:value="391" table:style-name="ce62">
            <text:p><text:s text:c="3"/>391</text:p>
          </table:table-cell>
          <table:table-cell office:value-type="float" office:value="6465" table:style-name="ce62">
            <text:p><text:s text:c="3"/>6,465</text:p>
          </table:table-cell>
          <table:table-cell office:value-type="float" office:value="242073" table:style-name="ce62">
            <text:p><text:s text:c="3"/>242,073</text:p>
          </table:table-cell>
          <table:table-cell office:value-type="float" office:value="681584" table:style-name="ce62">
            <text:p><text:s text:c="3"/>681,584</text:p>
          </table:table-cell>
          <table:table-cell office:value-type="float" office:value="352969" table:style-name="ce62">
            <text:p><text:s text:c="3"/>352,969</text:p>
          </table:table-cell>
          <table:table-cell office:value-type="float" office:value="328615" table:style-name="ce62">
            <text:p><text:s text:c="3"/>328,615</text:p>
          </table:table-cell>
          <table:table-cell office:value-type="float" office:value="107.41" table:style-name="ce63">
            <text:p>107.41</text:p>
          </table:table-cell>
          <table:table-cell office:value-type="float" office:value="528.02" table:style-name="ce63">
            <text:p>528.02</text:p>
          </table:table-cell>
          <table:table-cell office:value-type="float" office:value="2.82" table:style-name="ce64">
            <text:p>2.82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1">
          <table:table-cell office:value-type="string" table:style-name="ce113">
            <text:p>嘉義縣</text:p>
          </table:table-cell>
          <table:table-cell office:value-type="float" office:value="1903.6367" table:style-name="ce114">
            <text:p>1,903.6367</text:p>
          </table:table-cell>
          <table:table-cell office:value-type="float" office:value="18" table:style-name="ce115">
            <text:p><text:s text:c="3"/>18</text:p>
          </table:table-cell>
          <table:table-cell office:value-type="float" office:value="357" table:style-name="ce62">
            <text:p><text:s text:c="3"/>357</text:p>
          </table:table-cell>
          <table:table-cell office:value-type="float" office:value="5340" table:style-name="ce62">
            <text:p><text:s text:c="3"/>5,340</text:p>
          </table:table-cell>
          <table:table-cell office:value-type="float" office:value="183692" table:style-name="ce62">
            <text:p><text:s text:c="3"/>183,692</text:p>
          </table:table-cell>
          <table:table-cell office:value-type="float" office:value="503357" table:style-name="ce62">
            <text:p><text:s text:c="3"/>503,357</text:p>
          </table:table-cell>
          <table:table-cell office:value-type="float" office:value="261375" table:style-name="ce62">
            <text:p><text:s text:c="3"/>261,375</text:p>
          </table:table-cell>
          <table:table-cell office:value-type="float" office:value="241982" table:style-name="ce62">
            <text:p><text:s text:c="3"/>241,982</text:p>
          </table:table-cell>
          <table:table-cell office:value-type="float" office:value="108.01" table:style-name="ce63">
            <text:p>108.01</text:p>
          </table:table-cell>
          <table:table-cell office:value-type="float" office:value="264.42" table:style-name="ce63">
            <text:p>264.42</text:p>
          </table:table-cell>
          <table:table-cell office:value-type="float" office:value="2.74" table:style-name="ce64">
            <text:p>2.74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1">
          <table:table-cell office:value-type="string" table:style-name="ce113">
            <text:p>屏東縣</text:p>
          </table:table-cell>
          <table:table-cell office:value-type="float" office:value="2775.6003000000001" table:style-name="ce114">
            <text:p>2,775.6003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463" table:style-name="ce62">
            <text:p><text:s text:c="3"/>463</text:p>
          </table:table-cell>
          <table:table-cell office:value-type="float" office:value="7393" table:style-name="ce62">
            <text:p><text:s text:c="3"/>7,393</text:p>
          </table:table-cell>
          <table:table-cell office:value-type="float" office:value="289857" table:style-name="ce62">
            <text:p><text:s text:c="3"/>289,857</text:p>
          </table:table-cell>
          <table:table-cell office:value-type="float" office:value="819429" table:style-name="ce62">
            <text:p><text:s text:c="3"/>819,429</text:p>
          </table:table-cell>
          <table:table-cell office:value-type="float" office:value="417941" table:style-name="ce62">
            <text:p><text:s text:c="3"/>417,941</text:p>
          </table:table-cell>
          <table:table-cell office:value-type="float" office:value="401488" table:style-name="ce62">
            <text:p><text:s text:c="3"/>401,488</text:p>
          </table:table-cell>
          <table:table-cell office:value-type="float" office:value="104.1" table:style-name="ce63">
            <text:p>104.10</text:p>
          </table:table-cell>
          <table:table-cell office:value-type="float" office:value="295.23" table:style-name="ce63">
            <text:p>295.23</text:p>
          </table:table-cell>
          <table:table-cell office:value-type="float" office:value="2.83" table:style-name="ce64">
            <text:p>2.83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8">
          <table:table-cell office:value-type="string" table:style-name="ce113">
            <text:p>臺東縣</text:p>
          </table:table-cell>
          <table:table-cell office:value-type="float" office:value="3515.2525999999998" table:style-name="ce114">
            <text:p>3,515.2526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147" table:style-name="ce62">
            <text:p><text:s text:c="3"/>147</text:p>
          </table:table-cell>
          <table:table-cell office:value-type="float" office:value="2682" table:style-name="ce62">
            <text:p><text:s text:c="3"/>2,682</text:p>
          </table:table-cell>
          <table:table-cell office:value-type="float" office:value="83213" table:style-name="ce62">
            <text:p><text:s text:c="3"/>83,213</text:p>
          </table:table-cell>
          <table:table-cell office:value-type="float" office:value="216966" table:style-name="ce62">
            <text:p><text:s text:c="3"/>216,966</text:p>
          </table:table-cell>
          <table:table-cell office:value-type="float" office:value="111673" table:style-name="ce62">
            <text:p><text:s text:c="3"/>111,673</text:p>
          </table:table-cell>
          <table:table-cell office:value-type="float" office:value="105293" table:style-name="ce62">
            <text:p><text:s text:c="3"/>105,293</text:p>
          </table:table-cell>
          <table:table-cell office:value-type="float" office:value="106.06" table:style-name="ce63">
            <text:p>106.06</text:p>
          </table:table-cell>
          <table:table-cell office:value-type="float" office:value="61.72" table:style-name="ce63">
            <text:p>61.72</text:p>
          </table:table-cell>
          <table:table-cell office:value-type="float" office:value="2.61" table:style-name="ce64">
            <text:p>2.61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5">
          <table:table-cell office:value-type="string" table:style-name="ce113">
            <text:p>花蓮縣</text:p>
          </table:table-cell>
          <table:table-cell office:value-type="float" office:value="4628.5713999999998" table:style-name="ce114">
            <text:p>4,628.5714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176" table:style-name="ce62">
            <text:p><text:s text:c="3"/>176</text:p>
          </table:table-cell>
          <table:table-cell office:value-type="float" office:value="3575" table:style-name="ce62">
            <text:p><text:s text:c="3"/>3,575</text:p>
          </table:table-cell>
          <table:table-cell office:value-type="float" office:value="126751" table:style-name="ce62">
            <text:p><text:s text:c="3"/>126,751</text:p>
          </table:table-cell>
          <table:table-cell office:value-type="float" office:value="326369" table:style-name="ce62">
            <text:p><text:s text:c="3"/>326,369</text:p>
          </table:table-cell>
          <table:table-cell office:value-type="float" office:value="165174" table:style-name="ce62">
            <text:p><text:s text:c="3"/>165,174</text:p>
          </table:table-cell>
          <table:table-cell office:value-type="float" office:value="161195" table:style-name="ce62">
            <text:p><text:s text:c="3"/>161,195</text:p>
          </table:table-cell>
          <table:table-cell office:value-type="float" office:value="102.47" table:style-name="ce63">
            <text:p>102.47</text:p>
          </table:table-cell>
          <table:table-cell office:value-type="float" office:value="70.510000000000005" table:style-name="ce63">
            <text:p>70.51</text:p>
          </table:table-cell>
          <table:table-cell office:value-type="float" office:value="2.57" table:style-name="ce64">
            <text:p>2.57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5">
          <table:table-cell office:value-type="string" table:style-name="ce113">
            <text:p>澎湖縣</text:p>
          </table:table-cell>
          <table:table-cell office:value-type="float" office:value="126.86409999999999" table:style-name="ce114">
            <text:p>126.8641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96" table:style-name="ce62">
            <text:p><text:s text:c="3"/>96</text:p>
          </table:table-cell>
          <table:table-cell office:value-type="float" office:value="1397" table:style-name="ce62">
            <text:p><text:s text:c="3"/>1,397</text:p>
          </table:table-cell>
          <table:table-cell office:value-type="float" office:value="41544" table:style-name="ce62">
            <text:p><text:s text:c="3"/>41,544</text:p>
          </table:table-cell>
          <table:table-cell office:value-type="float" office:value="105236" table:style-name="ce62">
            <text:p><text:s text:c="3"/>105,236</text:p>
          </table:table-cell>
          <table:table-cell office:value-type="float" office:value="54316" table:style-name="ce62">
            <text:p><text:s text:c="3"/>54,316</text:p>
          </table:table-cell>
          <table:table-cell office:value-type="float" office:value="50920" table:style-name="ce62">
            <text:p><text:s text:c="3"/>50,920</text:p>
          </table:table-cell>
          <table:table-cell office:value-type="float" office:value="106.67" table:style-name="ce63">
            <text:p>106.67</text:p>
          </table:table-cell>
          <table:table-cell office:value-type="float" office:value="829.52" table:style-name="ce63">
            <text:p>829.52</text:p>
          </table:table-cell>
          <table:table-cell office:value-type="float" office:value="2.5299999999999998" table:style-name="ce64">
            <text:p>2.53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1">
          <table:table-cell office:value-type="string" table:style-name="ce113">
            <text:p>基隆市</text:p>
          </table:table-cell>
          <table:table-cell office:value-type="float" office:value="132.75890000000001" table:style-name="ce114">
            <text:p>132.7589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157" table:style-name="ce62">
            <text:p><text:s text:c="3"/>157</text:p>
          </table:table-cell>
          <table:table-cell office:value-type="float" office:value="3325" table:style-name="ce62">
            <text:p><text:s text:c="3"/>3,325</text:p>
          </table:table-cell>
          <table:table-cell office:value-type="float" office:value="154527" table:style-name="ce62">
            <text:p><text:s text:c="3"/>154,527</text:p>
          </table:table-cell>
          <table:table-cell office:value-type="float" office:value="368905" table:style-name="ce62">
            <text:p><text:s text:c="3"/>368,905</text:p>
          </table:table-cell>
          <table:table-cell office:value-type="float" office:value="184153" table:style-name="ce62">
            <text:p><text:s text:c="3"/>184,153</text:p>
          </table:table-cell>
          <table:table-cell office:value-type="float" office:value="184752" table:style-name="ce62">
            <text:p><text:s text:c="3"/>184,752</text:p>
          </table:table-cell>
          <table:table-cell office:value-type="float" office:value="99.68" table:style-name="ce63">
            <text:p>99.68</text:p>
          </table:table-cell>
          <table:table-cell office:value-type="float" office:value="2778.76" table:style-name="ce63">
            <text:p>2,778.76</text:p>
          </table:table-cell>
          <table:table-cell office:value-type="float" office:value="2.39" table:style-name="ce64">
            <text:p>2.39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5">
          <table:table-cell office:value-type="string" table:style-name="ce113">
            <text:p>新竹市</text:p>
          </table:table-cell>
          <table:table-cell office:value-type="float" office:value="104.15260000000001" table:style-name="ce114">
            <text:p>104.1526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122" table:style-name="ce62">
            <text:p><text:s text:c="3"/>122</text:p>
          </table:table-cell>
          <table:table-cell office:value-type="float" office:value="2175" table:style-name="ce62">
            <text:p><text:s text:c="3"/>2,175</text:p>
          </table:table-cell>
          <table:table-cell office:value-type="float" office:value="168018" table:style-name="ce62">
            <text:p><text:s text:c="3"/>168,018</text:p>
          </table:table-cell>
          <table:table-cell office:value-type="float" office:value="448472" table:style-name="ce62">
            <text:p><text:s text:c="3"/>448,472</text:p>
          </table:table-cell>
          <table:table-cell office:value-type="float" office:value="221125" table:style-name="ce62">
            <text:p><text:s text:c="3"/>221,125</text:p>
          </table:table-cell>
          <table:table-cell office:value-type="float" office:value="227347" table:style-name="ce62">
            <text:p><text:s text:c="3"/>227,347</text:p>
          </table:table-cell>
          <table:table-cell office:value-type="float" office:value="97.26" table:style-name="ce63">
            <text:p>97.26</text:p>
          </table:table-cell>
          <table:table-cell office:value-type="float" office:value="4305.91" table:style-name="ce63">
            <text:p>4,305.91</text:p>
          </table:table-cell>
          <table:table-cell office:value-type="float" office:value="2.67" table:style-name="ce64">
            <text:p>2.67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5">
          <table:table-cell office:value-type="string" table:style-name="ce113">
            <text:p>嘉義市</text:p>
          </table:table-cell>
          <table:table-cell office:value-type="float" office:value="60.025599999999997" table:style-name="ce114">
            <text:p>60.0256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84" table:style-name="ce62">
            <text:p><text:s text:c="3"/>84</text:p>
          </table:table-cell>
          <table:table-cell office:value-type="float" office:value="1402" table:style-name="ce62">
            <text:p><text:s text:c="3"/>1,402</text:p>
          </table:table-cell>
          <table:table-cell office:value-type="float" office:value="100625" table:style-name="ce62">
            <text:p><text:s text:c="3"/>100,625</text:p>
          </table:table-cell>
          <table:table-cell office:value-type="float" office:value="267733" table:style-name="ce62">
            <text:p><text:s text:c="3"/>267,733</text:p>
          </table:table-cell>
          <table:table-cell office:value-type="float" office:value="129830" table:style-name="ce62">
            <text:p><text:s text:c="3"/>129,830</text:p>
          </table:table-cell>
          <table:table-cell office:value-type="float" office:value="137903" table:style-name="ce62">
            <text:p><text:s text:c="3"/>137,903</text:p>
          </table:table-cell>
          <table:table-cell office:value-type="float" office:value="94.15" table:style-name="ce63">
            <text:p>94.15</text:p>
          </table:table-cell>
          <table:table-cell office:value-type="float" office:value="4460.3100000000004" table:style-name="ce63">
            <text:p>4,460.31</text:p>
          </table:table-cell>
          <table:table-cell office:value-type="float" office:value="2.66" table:style-name="ce64">
            <text:p>2.66</text:p>
          </table:table-cell>
          <table:table-cell table:style-name="ce88"/>
          <table:table-cell table:style-name="ce101"/>
          <table:table-cell table:style-name="ce108"/>
          <table:table-cell table:style-name="ce109"/>
          <table:table-cell table:style-name="ce88"/>
          <table:table-cell table:number-columns-repeated="16367"/>
        </table:table-row>
        <table:table-row table:style-name="ro17">
          <table:table-cell office:value-type="string" table:style-name="ce98">
            <text:p>福建省</text:p>
          </table:table-cell>
          <table:table-cell office:value-type="float" office:value="180.45600000000002" table:style-name="ce104">
            <text:p>180.4560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912" table:style-name="ce54">
            <text:p><text:s text:c="3"/>912</text:p>
          </table:table-cell>
          <table:table-cell office:value-type="float" office:value="44390" table:style-name="ce54">
            <text:p><text:s text:c="3"/>44,390</text:p>
          </table:table-cell>
          <table:table-cell office:value-type="float" office:value="153242" table:style-name="ce54">
            <text:p><text:s text:c="3"/>153,242</text:p>
          </table:table-cell>
          <table:table-cell office:value-type="float" office:value="77454" table:style-name="ce54">
            <text:p><text:s text:c="3"/>77,454</text:p>
          </table:table-cell>
          <table:table-cell office:value-type="float" office:value="75788" table:style-name="ce54">
            <text:p><text:s text:c="3"/>75,788</text:p>
          </table:table-cell>
          <table:table-cell office:value-type="float" office:value="102.2" table:style-name="ce55">
            <text:p>102.20</text:p>
          </table:table-cell>
          <table:table-cell office:value-type="float" office:value="849.19" table:style-name="ce55">
            <text:p>849.19</text:p>
          </table:table-cell>
          <table:table-cell office:value-type="float" office:value="3.45" table:style-name="ce56">
            <text:p>3.45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5">
          <table:table-cell office:value-type="string" table:style-name="ce113">
            <text:p>金門縣</text:p>
          </table:table-cell>
          <table:table-cell office:value-type="float" office:value="151.65600000000001" table:style-name="ce114">
            <text:p>151.6560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37" table:style-name="ce62">
            <text:p><text:s text:c="3"/>37</text:p>
          </table:table-cell>
          <table:table-cell office:value-type="float" office:value="776" table:style-name="ce62">
            <text:p><text:s text:c="3"/>776</text:p>
          </table:table-cell>
          <table:table-cell office:value-type="float" office:value="41196" table:style-name="ce62">
            <text:p><text:s text:c="3"/>41,196</text:p>
          </table:table-cell>
          <table:table-cell office:value-type="float" office:value="140149" table:style-name="ce62">
            <text:p><text:s text:c="3"/>140,149</text:p>
          </table:table-cell>
          <table:table-cell office:value-type="float" office:value="69956" table:style-name="ce62">
            <text:p><text:s text:c="3"/>69,956</text:p>
          </table:table-cell>
          <table:table-cell office:value-type="float" office:value="70193" table:style-name="ce62">
            <text:p><text:s text:c="3"/>70,193</text:p>
          </table:table-cell>
          <table:table-cell office:value-type="float" office:value="99.66" table:style-name="ce63">
            <text:p>99.66</text:p>
          </table:table-cell>
          <table:table-cell office:value-type="float" office:value="924.12" table:style-name="ce63">
            <text:p>924.12</text:p>
          </table:table-cell>
          <table:table-cell office:value-type="float" office:value="3.4" table:style-name="ce64">
            <text:p>3.40</text:p>
          </table:table-cell>
          <table:table-cell table:style-name="ce88"/>
          <table:table-cell table:style-name="ce110"/>
          <table:table-cell table:style-name="ce111"/>
          <table:table-cell table:style-name="ce112"/>
          <table:table-cell table:style-name="ce88"/>
          <table:table-cell table:number-columns-repeated="16367"/>
        </table:table-row>
        <table:table-row table:style-name="ro5">
          <table:table-cell office:value-type="string" table:style-name="ce113">
            <text:p>連江縣</text:p>
          </table:table-cell>
          <table:table-cell office:value-type="float" office:value="28.8" table:style-name="ce114">
            <text:p>28.8000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136" table:style-name="ce62">
            <text:p><text:s text:c="3"/>136</text:p>
          </table:table-cell>
          <table:table-cell office:value-type="float" office:value="3194" table:style-name="ce62">
            <text:p><text:s text:c="3"/>3,194</text:p>
          </table:table-cell>
          <table:table-cell office:value-type="float" office:value="13093" table:style-name="ce62">
            <text:p><text:s text:c="3"/>13,093</text:p>
          </table:table-cell>
          <table:table-cell office:value-type="float" office:value="7498" table:style-name="ce62">
            <text:p><text:s text:c="3"/>7,498</text:p>
          </table:table-cell>
          <table:table-cell office:value-type="float" office:value="5595" table:style-name="ce62">
            <text:p><text:s text:c="3"/>5,595</text:p>
          </table:table-cell>
          <table:table-cell office:value-type="float" office:value="134.01" table:style-name="ce63">
            <text:p>134.01</text:p>
          </table:table-cell>
          <table:table-cell office:value-type="float" office:value="454.62" table:style-name="ce63">
            <text:p>454.62</text:p>
          </table:table-cell>
          <table:table-cell office:value-type="float" office:value="4.0999999999999996" table:style-name="ce64">
            <text:p>4.10</text:p>
          </table:table-cell>
          <table:table-cell table:style-name="ce88"/>
          <table:table-cell table:style-name="ce116"/>
          <table:table-cell table:style-name="ce108"/>
          <table:table-cell table:style-name="ce117"/>
          <table:table-cell table:style-name="ce88"/>
          <table:table-cell table:number-columns-repeated="16367"/>
        </table:table-row>
        <table:table-row table:style-name="ro19">
          <table:table-cell office:value-type="string" table:style-name="ce118">
            <text:p>東沙群島</text:p>
          </table:table-cell>
          <table:table-cell office:value-type="float" office:value="2.38" table:style-name="ce104">
            <text:p>2.3800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office:value-type="string" table:style-name="ce119">
            <text:p>…</text:p>
          </table:table-cell>
          <table:table-cell table:style-name="ce88"/>
          <table:table-cell table:style-name="ce116"/>
          <table:table-cell table:style-name="ce108"/>
          <table:table-cell table:style-name="ce120"/>
          <table:table-cell table:style-name="ce88"/>
          <table:table-cell table:number-columns-repeated="16367"/>
        </table:table-row>
        <table:table-row table:style-name="ro12">
          <table:table-cell office:value-type="string" table:style-name="ce121">
            <text:p>南沙群島</text:p>
          </table:table-cell>
          <table:table-cell office:value-type="float" office:value="0.50449999999999995" table:style-name="ce122">
            <text:p>0.5045</text:p>
          </table:table-cell>
          <table:table-cell office:value-type="string" table:style-name="ce123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office:value-type="string" table:style-name="ce124">
            <text:p>…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83">
            <text:p><text:span text:style-name="T3"><text:s/></text:span>說明：1.本表村里數及鄰數係指設有戶籍之戶籍登記資料，非行政區域資料。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125"/>
          <table:table-cell table:style-name="ce80"/>
          <table:table-cell office:value-type="string" office:string-value="內政部戶政司 民國108年12月9日編製" table:formula="of:=['新02性比例等-年月別'.L42]" table:style-name="ce126">
            <text:p>內政部戶政司 民國108年12月9日編製</text:p>
          </table:table-cell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3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3">
            <text:p><text:s text:c="14"/>其設籍人口列於高雄市統計。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6">
          <table:table-cell office:value-type="string" table:style-name="ce83">
            <text:p><text:s text:c="12"/>3.104年12月南沙太平島交通基礎整建工程竣工，增加面積0.0149平方公里。</text:p>
          </table:table-cell>
          <table:table-cell table:style-name="ce84"/>
          <table:table-cell table:style-name="ce85"/>
          <table:table-cell table:number-columns-repeated="5" table:style-name="ce79"/>
          <table:table-cell table:style-name="ce17"/>
          <table:table-cell table:style-name="ce52"/>
          <table:table-cell table:style-name="ce57"/>
          <table:table-cell table:style-name="ce86"/>
          <table:table-cell table:style-name="ce87"/>
          <table:table-cell table:number-columns-repeated="16371" table:style-name="ce88"/>
        </table:table-row>
        <table:table-row table:style-name="ro12">
          <table:table-cell table:style-name="ce83"/>
          <table:table-cell table:number-columns-repeated="2" table:style-name="ce90"/>
          <table:table-cell table:number-columns-repeated="16381" table:style-name="ce17"/>
        </table:table-row>
        <table:table-row table:style-name="ro12">
          <table:table-cell table:style-name="ce89"/>
          <table:table-cell table:number-columns-repeated="2" table:style-name="ce90"/>
          <table:table-cell table:number-columns-repeated="16381" table:style-name="ce17"/>
        </table:table-row>
        <table:table-row table:number-rows-repeated="2" table:style-name="ro7">
          <table:table-cell table:style-name="ce83"/>
          <table:table-cell table:number-columns-repeated="2" table:style-name="ce90"/>
          <table:table-cell table:number-columns-repeated="16381" table:style-name="ce17"/>
        </table:table-row>
        <table:table-row table:number-rows-repeated="1048537" table:style-name="ro12">
          <table:table-cell table:number-columns-repeated="16384"/>
        </table:table-row>
      </table:table>
      <table:table table:name="'file:///D:/袖0/01--速（月）報/5.速(月)報套印/各月(03以外).xlsx'#新02性比例等-年月別" table:style-name="ta2">
        <table:table-source xlink:href="file:///D:/袖0/01--速（月）報/5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2-縣市別" table:style-name="ta2">
        <table:table-source xlink:href="file:///D:/袖0/01--速（月）報/5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4-單一年齡" table:style-name="ta2">
        <table:table-source xlink:href="file:///D:/袖0/01--速（月）報/5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5-年齡結構" table:style-name="ta2">
        <table:table-source xlink:href="file:///D:/袖0/01--速（月）報/5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6_人口增加&amp;生死結離" table:style-name="ta2">
        <table:table-source xlink:href="file:///D:/袖0/01--速（月）報/5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出生-年月別" table:style-name="ta2">
        <table:table-source xlink:href="file:///D:/袖0/01--速（月）報/5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-縣市別" table:style-name="ta2">
        <table:table-source xlink:href="file:///D:/袖0/01--速（月）報/5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年月別" table:style-name="ta2">
        <table:table-source xlink:href="file:///D:/袖0/01--速（月）報/5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縣市別" table:style-name="ta2">
        <table:table-source xlink:href="file:///D:/袖0/01--速（月）報/5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設籍情形" table:style-name="ta2">
        <table:table-source xlink:href="file:///D:/袖0/01--速（月）報/5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年月別_" table:style-name="ta2">
        <table:table-source xlink:href="file:///D:/袖0/01--速（月）報/5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縣市別_" table:style-name="ta2">
        <table:table-source xlink:href="file:///D:/袖0/01--速（月）報/5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設籍情形_" table:style-name="ta2">
        <table:table-source xlink:href="file:///D:/袖0/01--速（月）報/5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年月別-新" table:style-name="ta2">
        <table:table-source xlink:href="file:///D:/袖0/01--速（月）報/5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縣市別-新" table:style-name="ta2">
        <table:table-source xlink:href="file:///D:/袖0/01--速（月）報/5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1-遷徙" table:style-name="ta2">
        <table:table-source xlink:href="file:///D:/袖0/01--速（月）報/5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新02性比例等-年月別.$A$1"/>
        <table:named-expression table:name="\b" table:expression="of:=[.#REF!]" table:base-cell-address="新02性比例等-年月別.$A$1"/>
        <table:named-expression table:name="NAME" table:expression="of:=[.#REF!]" table:base-cell-address="新02性比例等-年月別.$A$1"/>
        <table:named-expression table:name="P_1" table:expression="of:=[.#REF!]" table:base-cell-address="新02性比例等-年月別.$A$1"/>
        <table:named-expression table:name="P_11" table:expression="of:=[.#REF!]" table:base-cell-address="新02性比例等-年月別.$A$1"/>
        <table:named-expression table:name="P_2" table:expression="of:=[.#REF!]" table:base-cell-address="新02性比例等-年月別.$A$1"/>
        <table:named-expression table:name="Print_Area" table:expression="of:=[.#REF!]" table:base-cell-address="新02性比例等-年月別.$A$1"/>
        <table:named-expression table:name="PRINT_AREA_MI" table:expression="of:=[.#REF!]" table:base-cell-address="新02性比例等-年月別.$A$1"/>
        <table:named-expression table:name="rd_rf_f_97y_9802_data" table:expression="of:=[.#REF!]" table:base-cell-address="新02性比例等-年月別.$A$1"/>
        <table:named-expression table:name="rd_rg_f_84y_97y_data" table:expression="of:=[.#REF!]" table:base-cell-address="新02性比例等-年月別.$A$1"/>
        <table:named-expression table:name="rd_rg_f_9805_data" table:expression="of:=[.#REF!]" table:base-cell-address="新02性比例等-年月別.$A$1"/>
        <table:named-expression table:name="rd_rg_f_9806_data" table:expression="of:=[.#REF!]" table:base-cell-address="新02性比例等-年月別.$A$1"/>
        <table:named-expression table:name="rd_rg_f_9807_data" table:expression="of:=[.#REF!]" table:base-cell-address="新02性比例等-年月別.$A$1"/>
        <table:named-expression table:name="rd_rg_f_9808_data" table:expression="of:=[.#REF!]" table:base-cell-address="新02性比例等-年月別.$A$1"/>
        <table:named-expression table:name="rd_rg_f_98y_9803_data" table:expression="of:=[.#REF!]" table:base-cell-address="新02性比例等-年月別.$A$1"/>
        <table:named-expression table:name="rd_rg_f_98y_9804_data" table:expression="of:=[.#REF!]" table:base-cell-address="新02性比例等-年月別.$A$1"/>
        <table:named-expression table:name="rd_rg_q_84y_97y_data" table:expression="of:=[.#REF!]" table:base-cell-address="新02性比例等-年月別.$A$1"/>
        <table:named-expression table:name="rd_rg_q_97y_9802_data" table:expression="of:=[.#REF!]" table:base-cell-address="新02性比例等-年月別.$A$1"/>
        <table:named-expression table:name="rd_rg_q_9805_data" table:expression="of:=[.#REF!]" table:base-cell-address="新02性比例等-年月別.$A$1"/>
        <table:named-expression table:name="rd_rg_q_9806_data" table:expression="of:=[.#REF!]" table:base-cell-address="新02性比例等-年月別.$A$1"/>
        <table:named-expression table:name="rd_rg_q_9807_data" table:expression="of:=[.#REF!]" table:base-cell-address="新02性比例等-年月別.$A$1"/>
        <table:named-expression table:name="rd_rg_q_9808_data" table:expression="of:=[.#REF!]" table:base-cell-address="新02性比例等-年月別.$A$1"/>
        <table:named-expression table:name="rd_rg_q_98y_9803_data" table:expression="of:=[.#REF!]" table:base-cell-address="新02性比例等-年月別.$A$1"/>
        <table:named-expression table:name="rd_rg_q_98y_9804_data" table:expression="of:=[.#REF!]" table:base-cell-address="新02性比例等-年月別.$A$1"/>
        <table:named-expression table:name="rd_rg_q9607" table:expression="of:=[.#REF!]" table:base-cell-address="新02性比例等-年月別.$A$1"/>
        <table:named-expression table:name="rd_t_84y_97y_data" table:expression="of:=[.#REF!]" table:base-cell-address="新02性比例等-年月別.$A$1"/>
        <table:named-expression table:name="rd_t_97y_9802_data" table:expression="of:=[.#REF!]" table:base-cell-address="新02性比例等-年月別.$A$1"/>
        <table:named-expression table:name="rd_t_9805_data" table:expression="of:=[.#REF!]" table:base-cell-address="新02性比例等-年月別.$A$1"/>
        <table:named-expression table:name="rd_t_9806_data" table:expression="of:=[.#REF!]" table:base-cell-address="新02性比例等-年月別.$A$1"/>
        <table:named-expression table:name="rd_t_9807_data" table:expression="of:=[.#REF!]" table:base-cell-address="新02性比例等-年月別.$A$1"/>
        <table:named-expression table:name="rd_t_9808_data" table:expression="of:=[.#REF!]" table:base-cell-address="新02性比例等-年月別.$A$1"/>
        <table:named-expression table:name="rd_t_98y_9803_data" table:expression="of:=[.#REF!]" table:base-cell-address="新02性比例等-年月別.$A$1"/>
        <table:named-expression table:name="rd_t_98y_9804_data" table:expression="of:=[.#REF!]" table:base-cell-address="新02性比例等-年月別.$A$1"/>
        <table:named-expression table:name="rd_t9607" table:expression="of:=[.#REF!]" table:base-cell-address="新02性比例等-年月別.$A$1"/>
        <table:named-expression table:name="月底人口數" table:expression="of:=[.#REF!]" table:base-cell-address="新02性比例等-年月別.$A$1"/>
        <table:named-expression table:name="出生" table:expression="of:=[.#REF!]" table:base-cell-address="新02性比例等-年月別.$A$1"/>
        <table:named-expression table:name="死亡" table:expression="of:=[.#REF!]" table:base-cell-address="新02性比例等-年月別.$A$1"/>
        <table:named-expression table:name="結婚" table:expression="of:=[.#REF!]" table:base-cell-address="新02性比例等-年月別.$A$1"/>
        <table:named-expression table:name="鄰數戶數" table:expression="of:=[.#REF!]" table:base-cell-address="新02性比例等-年月別.$A$1"/>
        <table:named-expression table:name="離婚" table:expression="of:=[.#REF!]" table:base-cell-address="新02性比例等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4" number:min-integer-digits="1" number:grouping="true"/>
    </number:number-style>
    <number:number-style style:name="N49P1">
      <number:text>－</number:text>
      <number:number number:decimal-places="4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</number:number-style>
    <number:number-style style:name="N51P1">
      <number:text>－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     －</number:text>
      <number:number number:decimal-places="2" number:min-integer-digits="1" number:grouping="true"/>
    </number:number-style>
    <number:text-style style:name="N52">
      <number:text>0.00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2" number:min-integer-digits="1"/>
      <number:text> </number:text>
    </number:number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－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2" number:min-integer-digits="1" number:grouping="true"/>
    </number:number-style>
    <number:number-style style:name="N58P1">
      <number:text>   －</number:text>
      <number:number number:decimal-places="2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2" number:min-integer-digits="1" number:grouping="true"/>
    </number:number-style>
    <number:number-style style:name="N59P1">
      <number:text>－   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2" number:min-integer-digits="1" number:grouping="true"/>
    </number:number-style>
    <number:number-style style:name="N60P1">
      <number:text>    －</number:text>
      <number:number number:decimal-places="2" number:min-integer-digits="1" number:grouping="true"/>
    </number:number-style>
    <number:text-style style:name="N60">
      <number:text>－</number:text>
      <style:map style:condition="value()&gt;0" style:apply-style-name="N60P0"/>
      <style:map style:condition="value()&lt;0" style:apply-style-name="N60P1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4" number:min-integer-digits="1" number:grouping="true"/>
    </number:number-style>
    <number:number-style style:name="N62">
      <number:text>-</number:text>
      <number:number number:decimal-places="4" number:min-integer-digits="1" number:grouping="true"/>
      <style:map style:condition="value()&gt;=0" style:apply-style-name="N62P0"/>
    </number:number-style>
    <number:number-style style:name="N63P0">
      <number:text>   </number:text>
      <number:number number:decimal-places="4" number:min-integer-digits="1" number:grouping="true"/>
    </number:number-style>
    <number:number-style style:name="N63P1">
      <number:text>－</number:text>
      <number:number number:decimal-places="4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5P2">
      <number:text> - </number:text>
    </number:text-style>
    <number:text-style style:name="N65">
      <number:text> </number:text>
      <number:text-content/>
      <number:text> </number:text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>
        <number:embedded-text number:position="0"> </number:embedded-text>
      </number:number>
    </number:number-style>
    <number:number-style style:name="N6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7">
      <number:text>— </number:text>
      <style:map style:condition="value()&gt;0" style:apply-style-name="N67P0"/>
      <style:map style:condition="value()&lt;0" style:apply-style-name="N67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53"/>
    <style:style style:name="_21315__20998__20301__91_0_93__96-09" style:display-name="千分位[0]_96-09" style:family="table-cell" style:data-style-name="N65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2-04T09:52:23Z</meta:creation-date>
    <dc:date>2019-12-04T10:05:42Z</dc:date>
  </office:meta>
</office:document-meta>
</file>